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" svg:font-family="굴림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18.6cm" fo:margin-left="-0.183cm" fo:margin-top="0cm" fo:margin-bottom="0cm" table:align="left" style:writing-mode="lr-tb"/>
    </style:style>
    <style:style style:name="표1.A" style:family="table-column">
      <style:table-column-properties style:column-width="9.299cm"/>
    </style:style>
    <style:style style:name="표1.1" style:family="table-row">
      <style:table-row-properties style:min-row-height="6.142cm" fo:keep-together="auto"/>
    </style:style>
    <style:style style:name="표1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2" style:family="table">
      <style:table-properties style:width="18.6cm" fo:margin-left="-0.183cm" fo:margin-top="0cm" fo:margin-bottom="0cm" table:align="left" style:writing-mode="lr-tb"/>
    </style:style>
    <style:style style:name="표2.A" style:family="table-column">
      <style:table-column-properties style:column-width="9.299cm"/>
    </style:style>
    <style:style style:name="표2.1" style:family="table-row">
      <style:table-row-properties style:min-row-height="6.142cm" fo:keep-together="auto"/>
    </style:style>
    <style:style style:name="표2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3" style:family="table">
      <style:table-properties style:width="18.6cm" fo:margin-left="-0.183cm" fo:margin-top="0cm" fo:margin-bottom="0cm" table:align="left" style:writing-mode="lr-tb"/>
    </style:style>
    <style:style style:name="표3.A" style:family="table-column">
      <style:table-column-properties style:column-width="9.299cm"/>
    </style:style>
    <style:style style:name="표3.1" style:family="table-row">
      <style:table-row-properties style:min-row-height="6.142cm" fo:keep-together="auto"/>
    </style:style>
    <style:style style:name="표3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4" style:family="table">
      <style:table-properties style:width="18.6cm" fo:margin-left="-0.183cm" fo:margin-top="0cm" fo:margin-bottom="0cm" table:align="left" style:writing-mode="lr-tb"/>
    </style:style>
    <style:style style:name="표4.A" style:family="table-column">
      <style:table-column-properties style:column-width="6.802cm"/>
    </style:style>
    <style:style style:name="표4.B" style:family="table-column">
      <style:table-column-properties style:column-width="11.797cm"/>
    </style:style>
    <style:style style:name="표4.1" style:family="table-row">
      <style:table-row-properties style:min-row-height="6.142cm" fo:keep-together="auto"/>
    </style:style>
    <style:style style:name="표4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5" style:family="table">
      <style:table-properties style:width="18.6cm" fo:margin-left="-0.183cm" fo:margin-top="0cm" fo:margin-bottom="0cm" table:align="left" style:writing-mode="lr-tb"/>
    </style:style>
    <style:style style:name="표5.A" style:family="table-column">
      <style:table-column-properties style:column-width="9.299cm"/>
    </style:style>
    <style:style style:name="표5.1" style:family="table-row">
      <style:table-row-properties style:min-row-height="6.142cm" fo:keep-together="auto"/>
    </style:style>
    <style:style style:name="표5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6" style:family="table">
      <style:table-properties style:width="18.6cm" fo:margin-left="-0.183cm" fo:margin-top="0cm" fo:margin-bottom="0cm" table:align="left" style:writing-mode="lr-tb"/>
    </style:style>
    <style:style style:name="표6.A" style:family="table-column">
      <style:table-column-properties style:column-width="9.299cm"/>
    </style:style>
    <style:style style:name="표6.1" style:family="table-row">
      <style:table-row-properties style:min-row-height="6.142cm" fo:keep-together="auto"/>
    </style:style>
    <style:style style:name="표6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7" style:family="table">
      <style:table-properties style:width="13.808cm" fo:margin-top="0cm" fo:margin-bottom="0cm" table:align="center" style:writing-mode="lr-tb"/>
    </style:style>
    <style:style style:name="표7.A" style:family="table-column">
      <style:table-column-properties style:column-width="5.004cm"/>
    </style:style>
    <style:style style:name="표7.B" style:family="table-column">
      <style:table-column-properties style:column-width="8.802cm"/>
    </style:style>
    <style:style style:name="표7.1" style:family="table-row">
      <style:table-row-properties style:min-row-height="0.552cm" fo:keep-together="auto"/>
    </style:style>
    <style:style style:name="표7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8" style:family="table">
      <style:table-properties style:width="18.6cm" fo:margin-left="-0.183cm" fo:margin-top="0cm" fo:margin-bottom="0cm" table:align="left" style:writing-mode="lr-tb"/>
    </style:style>
    <style:style style:name="표8.A" style:family="table-column">
      <style:table-column-properties style:column-width="9.299cm"/>
    </style:style>
    <style:style style:name="표8.1" style:family="table-row">
      <style:table-row-properties style:min-row-height="6.142cm" fo:keep-together="auto"/>
    </style:style>
    <style:style style:name="표8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9" style:family="table">
      <style:table-properties style:width="13.808cm" fo:margin-top="0cm" fo:margin-bottom="0cm" table:align="center" style:writing-mode="lr-tb"/>
    </style:style>
    <style:style style:name="표9.A" style:family="table-column">
      <style:table-column-properties style:column-width="5.004cm"/>
    </style:style>
    <style:style style:name="표9.B" style:family="table-column">
      <style:table-column-properties style:column-width="8.802cm"/>
    </style:style>
    <style:style style:name="표9.1" style:family="table-row">
      <style:table-row-properties style:min-row-height="0.552cm" fo:keep-together="auto"/>
    </style:style>
    <style:style style:name="표9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10" style:family="table">
      <style:table-properties style:width="18.6cm" fo:margin-left="-0.183cm" fo:margin-top="0cm" fo:margin-bottom="0cm" table:align="left" style:writing-mode="lr-tb"/>
    </style:style>
    <style:style style:name="표10.A" style:family="table-column">
      <style:table-column-properties style:column-width="9.299cm"/>
    </style:style>
    <style:style style:name="표10.1" style:family="table-row">
      <style:table-row-properties style:min-row-height="6.142cm" fo:keep-together="auto"/>
    </style:style>
    <style:style style:name="표10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11" style:family="table">
      <style:table-properties style:width="13.808cm" fo:margin-top="0cm" fo:margin-bottom="0cm" table:align="center" style:writing-mode="lr-tb"/>
    </style:style>
    <style:style style:name="표11.A" style:family="table-column">
      <style:table-column-properties style:column-width="5.609cm"/>
    </style:style>
    <style:style style:name="표11.B" style:family="table-column">
      <style:table-column-properties style:column-width="8.197cm"/>
    </style:style>
    <style:style style:name="표11.1" style:family="table-row">
      <style:table-row-properties style:min-row-height="0.552cm" fo:keep-together="auto"/>
    </style:style>
    <style:style style:name="표11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12" style:family="table">
      <style:table-properties style:width="18.6cm" fo:margin-left="-0.183cm" fo:margin-top="0cm" fo:margin-bottom="0cm" table:align="left" style:writing-mode="lr-tb"/>
    </style:style>
    <style:style style:name="표12.A" style:family="table-column">
      <style:table-column-properties style:column-width="9.299cm"/>
    </style:style>
    <style:style style:name="표12.1" style:family="table-row">
      <style:table-row-properties style:min-row-height="6.142cm" fo:keep-together="auto"/>
    </style:style>
    <style:style style:name="표12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13" style:family="table">
      <style:table-properties style:width="18.706cm" fo:margin-left="-0.183cm" fo:margin-top="0cm" fo:margin-bottom="0cm" table:align="left" style:writing-mode="lr-tb"/>
    </style:style>
    <style:style style:name="표13.A" style:family="table-column">
      <style:table-column-properties style:column-width="9.299cm"/>
    </style:style>
    <style:style style:name="표13.B" style:family="table-column">
      <style:table-column-properties style:column-width="9.407cm"/>
    </style:style>
    <style:style style:name="표13.1" style:family="table-row">
      <style:table-row-properties style:min-row-height="12.488cm" fo:keep-together="auto"/>
    </style:style>
    <style:style style:name="표13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표14" style:family="table">
      <style:table-properties style:width="18.6cm" fo:margin-left="-0.183cm" fo:margin-top="0cm" fo:margin-bottom="0cm" table:align="left" style:writing-mode="lr-tb"/>
    </style:style>
    <style:style style:name="표14.A" style:family="table-column">
      <style:table-column-properties style:column-width="9.604cm"/>
    </style:style>
    <style:style style:name="표14.B" style:family="table-column">
      <style:table-column-properties style:column-width="8.994cm"/>
    </style:style>
    <style:style style:name="표14.1" style:family="table-row">
      <style:table-row-properties style:min-row-height="6.142cm" fo:keep-together="auto"/>
    </style:style>
    <style:style style:name="표14.A1" style:family="table-cell">
      <style:table-cell-properties style:vertical-align="middle" fo:padding-left="0.183cm" fo:padding-right="0.18cm" fo:padding-top="0.049cm" fo:padding-bottom="0.049cm" fo:border="0.25pt solid #000001"/>
    </style:style>
    <style:style style:name="P1" style:family="paragraph" style:parent-style-name="Standard">
      <style:text-properties fo:font-size="2pt" style:font-size-asian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77835"/>
    </style:style>
    <style:style style:name="P4" style:family="paragraph" style:parent-style-name="바탕글">
      <style:text-properties fo:color="#000000" style:font-name="함초롬바탕" fo:font-size="10pt" fo:letter-spacing="normal" style:font-name-asian="함초롬바탕1" style:font-size-asian="10pt" style:text-scale="100%"/>
    </style:style>
    <style:style style:name="P5" style:family="paragraph" style:parent-style-name="바탕글">
      <style:paragraph-properties fo:text-align="start" style:justify-single-word="false"/>
      <style:text-properties fo:color="#000000" style:font-name="함초롬바탕" fo:font-size="10pt" fo:letter-spacing="normal" style:font-name-asian="함초롬바탕1" style:font-size-asian="10pt" style:text-scale="100%"/>
    </style:style>
    <style:style style:name="P6" style:family="paragraph" style:parent-style-name="바탕글">
      <style:text-properties fo:color="#000000" style:font-name="함초롬바탕" fo:font-size="12pt" fo:letter-spacing="normal" style:font-name-asian="함초롬바탕1" style:font-size-asian="12pt" style:text-scale="100%"/>
    </style:style>
    <style:style style:name="P7" style:family="paragraph" style:parent-style-name="바탕글">
      <style:text-properties fo:color="#000000" style:font-name="함초롬바탕" fo:font-size="12pt" fo:letter-spacing="normal" fo:font-weight="bold" style:font-name-asian="함초롬바탕1" style:font-size-asian="12pt" style:font-weight-asian="bold" style:font-weight-complex="bold" style:text-scale="100%"/>
    </style:style>
    <style:style style:name="P8" style:family="paragraph" style:parent-style-name="바탕글">
      <style:text-properties fo:background-color="#ffff00"/>
    </style:style>
    <style:style style:name="P9" style:family="paragraph" style:parent-style-name="바탕글">
      <style:paragraph-properties fo:text-align="start" style:justify-single-word="false"/>
    </style:style>
    <style:style style:name="P10" style:family="paragraph" style:parent-style-name="바탕글">
      <style:text-properties officeooo:rsid="00077835" officeooo:paragraph-rsid="00077835"/>
    </style:style>
    <style:style style:name="P11" style:family="paragraph" style:parent-style-name="바탕글">
      <style:text-properties officeooo:paragraph-rsid="00077835"/>
    </style:style>
    <style:style style:name="P12" style:family="paragraph" style:parent-style-name="바탕글">
      <style:text-properties fo:font-weight="normal" style:font-weight-asian="normal" style:font-weight-complex="normal"/>
    </style:style>
    <style:style style:name="P13" style:family="paragraph" style:parent-style-name="바탕글">
      <style:text-properties fo:font-weight="normal" officeooo:rsid="000836a6" officeooo:paragraph-rsid="000836a6" style:font-weight-asian="normal" style:font-weight-complex="normal"/>
    </style:style>
    <style:style style:name="P14" style:family="paragraph" style:parent-style-name="바탕글">
      <style:text-properties fo:font-weight="normal" officeooo:rsid="000836a6" officeooo:paragraph-rsid="000841f1" style:font-weight-asian="normal" style:font-weight-complex="normal"/>
    </style:style>
    <style:style style:name="P15" style:family="paragraph" style:parent-style-name="바탕글">
      <style:text-properties fo:font-weight="normal" officeooo:rsid="000841f1" officeooo:paragraph-rsid="000841f1" style:font-weight-asian="normal" style:font-weight-complex="normal"/>
    </style:style>
    <style:style style:name="P16" style:family="paragraph" style:parent-style-name="바탕글">
      <style:text-properties officeooo:paragraph-rsid="000836a6"/>
    </style:style>
    <style:style style:name="P17" style:family="paragraph" style:parent-style-name="바탕글">
      <style:text-properties officeooo:paragraph-rsid="000841f1"/>
    </style:style>
    <style:style style:name="P18" style:family="paragraph" style:parent-style-name="바탕글">
      <style:text-properties officeooo:rsid="000841f1" officeooo:paragraph-rsid="000841f1"/>
    </style:style>
    <style:style style:name="P19" style:family="paragraph" style:parent-style-name="바탕글">
      <style:paragraph-properties fo:text-align="end" style:justify-single-word="false"/>
    </style:style>
    <style:style style:name="P20" style:family="paragraph" style:parent-style-name="바탕글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vertical-align="baseline" style:snap-to-layout-grid="true">
        <style:tab-stops/>
      </style:paragraph-properties>
    </style:style>
    <style:style style:name="P21" style:family="paragraph" style:parent-style-name="바탕글" style:list-style-name="WWNum2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vertical-align="baseline" style:snap-to-layout-grid="true">
        <style:tab-stops/>
      </style:paragraph-properties>
    </style:style>
    <style:style style:name="P22" style:family="paragraph" style:parent-style-name="바탕글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vertical-align="baseline" style:snap-to-layout-grid="true">
        <style:tab-stops/>
      </style:paragraph-properties>
    </style:style>
    <style:style style:name="P23" style:family="paragraph" style:parent-style-name="바탕글" style:list-style-name="WWNum2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</style:style>
    <style:style style:name="P24" style:family="paragraph" style:parent-style-name="바탕글" style:list-style-name="WWNum2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  <style:text-properties officeooo:paragraph-rsid="00077835"/>
    </style:style>
    <style:style style:name="P25" style:family="paragraph" style:parent-style-name="바탕글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  <style:text-properties officeooo:paragraph-rsid="00077835"/>
    </style:style>
    <style:style style:name="P26" style:family="paragraph" style:parent-style-name="바탕글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  <style:text-properties officeooo:paragraph-rsid="000836a6"/>
    </style:style>
    <style:style style:name="P27" style:family="paragraph" style:parent-style-name="바탕글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vertical-align="baseline" style:snap-to-layout-grid="true">
        <style:tab-stops/>
      </style:paragraph-properties>
      <style:text-properties fo:color="#000000" style:font-name="함초롬바탕" fo:font-size="12pt" fo:letter-spacing="normal" style:font-name-asian="함초롬바탕1" style:font-size-asian="12pt" style:text-scale="100%"/>
    </style:style>
    <style:style style:name="P28" style:family="paragraph" style:parent-style-name="바탕글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vertical-align="baseline" style:snap-to-layout-grid="true">
        <style:tab-stops/>
      </style:paragraph-properties>
      <style:text-properties officeooo:rsid="00077835" officeooo:paragraph-rsid="00077835" fo:background-color="#ffff00"/>
    </style:style>
    <style:style style:name="P29" style:family="paragraph" style:parent-style-name="바탕글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vertical-align="baseline" style:snap-to-layout-grid="true">
        <style:tab-stops/>
      </style:paragraph-properties>
      <style:text-properties officeooo:paragraph-rsid="00077835" fo:background-color="#ffff00"/>
    </style:style>
    <style:style style:name="P30" style:family="paragraph" style:parent-style-name="바탕글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  <style:text-properties fo:font-weight="bold" officeooo:rsid="000836a6" officeooo:paragraph-rsid="000836a6" style:font-weight-asian="bold" style:font-weight-complex="bold"/>
    </style:style>
    <style:style style:name="P31" style:family="paragraph" style:parent-style-name="바탕글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vertical-align="baseline" style:snap-to-layout-grid="true">
        <style:tab-stops/>
      </style:paragraph-properties>
      <style:text-properties fo:font-weight="normal" officeooo:rsid="000836a6" officeooo:paragraph-rsid="000836a6" style:font-weight-asian="normal" style:font-weight-complex="normal"/>
    </style:style>
    <style:style style:name="P32" style:family="paragraph" style:parent-style-name="바탕글" style:master-page-name="Standard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page-number="auto" style:vertical-align="baseline" style:snap-to-layout-grid="true">
        <style:tab-stops/>
      </style:paragraph-properties>
    </style:style>
    <style:style style:name="P33" style:family="paragraph" style:parent-style-name="바탕글">
      <style:paragraph-properties fo:break-before="page"/>
    </style:style>
    <style:style style:name="P34" style:family="paragraph" style:parent-style-name="머리말">
      <style:paragraph-properties fo:margin-left="0cm" fo:margin-right="0cm" fo:margin-top="0cm" fo:margin-bottom="0cm" loext:contextual-spacing="false" fo:line-height="112%" fo:text-align="end" style:justify-single-word="false" fo:text-indent="0cm" style:auto-text-indent="false" style:vertical-align="baseline" style:snap-to-layout-grid="true">
        <style:tab-stops/>
      </style:paragraph-properties>
    </style:style>
    <style:style style:name="P3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000000" style:font-name="함초롬바탕" fo:font-size="18pt" fo:letter-spacing="normal" fo:font-weight="bold" style:font-name-asian="함초롬바탕1" style:font-size-asian="18pt" style:font-weight-asian="bold" style:font-weight-complex="bold" style:text-scale="100%"/>
    </style:style>
    <style:style style:name="T2" style:family="text">
      <style:text-properties fo:color="#000000" style:font-name="함초롬바탕" fo:font-size="12pt" fo:letter-spacing="normal" style:font-name-asian="함초롬바탕1" style:font-size-asian="12pt" style:text-scale="100%"/>
    </style:style>
    <style:style style:name="T3" style:family="text">
      <style:text-properties fo:color="#000000" style:font-name="함초롬바탕" fo:font-size="12pt" fo:letter-spacing="normal" style:font-name-asian="함초롬바탕1" style:font-size-asian="12pt" style:text-scale="100%"/>
    </style:style>
    <style:style style:name="T4" style:family="text">
      <style:text-properties fo:color="#000000" style:font-name="함초롬바탕" fo:font-size="12pt" fo:letter-spacing="normal" officeooo:rsid="0004df57" style:font-name-asian="함초롬바탕1" style:font-size-asian="12pt" style:text-scale="100%"/>
    </style:style>
    <style:style style:name="T5" style:family="text">
      <style:text-properties fo:color="#000000" style:font-name="함초롬바탕" fo:font-size="12pt" fo:letter-spacing="normal" officeooo:rsid="0005e858" style:font-name-asian="함초롬바탕1" style:font-size-asian="12pt" style:text-scale="100%"/>
    </style:style>
    <style:style style:name="T6" style:family="text">
      <style:text-properties fo:color="#000000" style:font-name="함초롬바탕" fo:font-size="12pt" fo:letter-spacing="normal" officeooo:rsid="00077835" style:font-name-asian="함초롬바탕1" style:font-size-asian="12pt" style:text-scale="100%"/>
    </style:style>
    <style:style style:name="T7" style:family="text">
      <style:text-properties fo:color="#000000" style:font-name="함초롬바탕" fo:font-size="12pt" fo:letter-spacing="normal" officeooo:rsid="00077835" style:font-name-asian="함초롬바탕1" style:font-size-asian="12pt" style:text-scale="100%"/>
    </style:style>
    <style:style style:name="T8" style:family="text">
      <style:text-properties fo:color="#000000" style:font-name="함초롬바탕" fo:font-size="12pt" fo:letter-spacing="normal" officeooo:rsid="000836a6" style:font-name-asian="함초롬바탕1" style:font-size-asian="12pt" style:text-scale="100%"/>
    </style:style>
    <style:style style:name="T9" style:family="text">
      <style:text-properties fo:color="#000000" style:font-name="함초롬바탕" fo:font-size="12pt" fo:letter-spacing="normal" fo:font-weight="bold" style:font-name-asian="함초롬바탕1" style:font-size-asian="12pt" style:font-weight-asian="bold" style:font-weight-complex="bold" style:text-scale="100%"/>
    </style:style>
    <style:style style:name="T10" style:family="text">
      <style:text-properties fo:color="#000000" style:font-name="함초롬바탕" fo:font-size="12pt" fo:letter-spacing="normal" fo:font-weight="bold" style:font-name-asian="함초롬바탕1" style:font-size-asian="12pt" style:font-weight-asian="bold" style:font-weight-complex="bold" style:text-scale="100%"/>
    </style:style>
    <style:style style:name="T11" style:family="text">
      <style:text-properties fo:color="#000000" style:font-name="함초롬바탕" fo:font-size="12pt" fo:letter-spacing="normal" fo:font-weight="bold" officeooo:rsid="000836a6" style:font-name-asian="함초롬바탕1" style:font-size-asian="12pt" style:font-weight-asian="bold" style:font-weight-complex="bold" style:text-scale="100%"/>
    </style:style>
    <style:style style:name="T12" style:family="text">
      <style:text-properties fo:color="#000000" style:font-name="함초롬바탕" fo:font-size="12pt" fo:letter-spacing="normal" fo:font-weight="bold" officeooo:rsid="000841f1" style:font-name-asian="함초롬바탕1" style:font-size-asian="12pt" style:font-weight-asian="bold" style:font-weight-complex="bold" style:text-scale="100%"/>
    </style:style>
    <style:style style:name="T13" style:family="text">
      <style:text-properties fo:color="#000000" style:font-name="함초롬바탕" fo:font-size="12pt" fo:letter-spacing="normal" fo:font-weight="normal" officeooo:rsid="000836a6" style:font-name-asian="함초롬바탕1" style:font-size-asian="12pt" style:font-weight-asian="normal" style:font-weight-complex="normal" style:text-scale="100%"/>
    </style:style>
    <style:style style:name="T14" style:family="text">
      <style:text-properties fo:color="#000000" style:font-name="함초롬바탕" fo:font-size="10pt" fo:letter-spacing="normal" style:font-name-asian="함초롬바탕1" style:font-size-asian="10pt" style:text-scale="100%"/>
    </style:style>
    <style:style style:name="T15" style:family="text">
      <style:text-properties fo:color="#000000" style:font-name="함초롬바탕" fo:font-size="10pt" fo:letter-spacing="normal" style:font-name-asian="함초롬바탕1" style:font-size-asian="10pt" style:text-scale="100%"/>
    </style:style>
    <style:style style:name="T16" style:family="text">
      <style:text-properties fo:color="#000000" style:font-name="함초롬바탕" fo:font-size="10pt" fo:letter-spacing="normal" officeooo:rsid="0004df57" style:font-name-asian="함초롬바탕1" style:font-size-asian="10pt" style:text-scale="100%"/>
    </style:style>
    <style:style style:name="T17" style:family="text">
      <style:text-properties fo:color="#000000" style:font-name="함초롬바탕" fo:font-size="10pt" fo:letter-spacing="normal" officeooo:rsid="0005e858" style:font-name-asian="함초롬바탕1" style:font-size-asian="10pt" style:text-scale="100%"/>
    </style:style>
    <style:style style:name="T18" style:family="text">
      <style:text-properties fo:color="#000000" style:font-name="함초롬바탕" fo:font-size="10pt" fo:letter-spacing="normal" officeooo:rsid="00077835" style:font-name-asian="함초롬바탕1" style:font-size-asian="10pt" style:text-scale="100%"/>
    </style:style>
    <style:style style:name="T19" style:family="text">
      <style:text-properties fo:color="#000000" style:font-name="함초롬바탕" fo:font-size="10pt" fo:letter-spacing="normal" officeooo:rsid="000841f1" style:font-name-asian="함초롬바탕1" style:font-size-asian="10pt" style:text-scale="100%"/>
    </style:style>
    <style:style style:name="T20" style:family="text">
      <style:text-properties fo:color="#000000" style:font-name="함초롬바탕" fo:font-size="10pt" fo:letter-spacing="normal" fo:background-color="#ffff00" loext:char-shading-value="0" style:font-name-asian="함초롬바탕1" style:font-size-asian="10pt" style:text-scale="100%"/>
    </style:style>
    <style:style style:name="T21" style:family="text">
      <style:text-properties fo:color="#000000" style:font-name="함초롬바탕" fo:font-size="10pt" fo:letter-spacing="-0.004cm" style:font-name-asian="함초롬바탕1" style:font-size-asian="10pt" style:text-scale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8.3cm" fo:padding-top="0.125cm" fo:padding-bottom="0.125cm" fo:padding-left="0.25cm" fo:padding-right="0.25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field:fieldmark-start text:name="__Fieldmark__2_1687821400" field:type=""/><field:fieldmark-end/><text:span text:style-name="T1">정보과학 개념 정리</text:span></text:p>
      <text:p text:style-name="P19"><draw:custom-shape text:anchor-type="paragraph" draw:z-index="0" draw:name="그래픽1" draw:style-name="gr1" draw:text-style-name="P35" svg:width="18.8cm" svg:height="0.107cm" svg:x="0cm" svg:y="0cm"><svg:desc>문단띠로 사각형입니다.</svg:desc><text:p/>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1"> <text:s text:c="20"/></text:span><text:span text:style-name="T2">2019-11-26경남과학고등학교 오유신 작성</text:span></text:p>
      <text:p text:style-name="바탕글"><text:span text:style-name="T9">#그래프(Graph)</text:span></text:p>
      <text:list xml:id="list5822580256192318155" text:style-name="WWNum2">
        <text:list-item>
          <text:p text:style-name="P21"><text:span text:style-name="T2"><text:s/>데이터를 저장하는 노드(Node)와 그들 사이의 연결 관계인 간선으로 구성된 추상화된 자료구조</text:span></text:p>
        </text:list-item>
        <text:list-item>
          <text:p text:style-name="P21"><text:span text:style-name="T2"><text:s/>그래프는 순회적 구성이나 계층적 구성을 모두 표현할 수 있다는 점에서 트리도 그래프에 포함</text:span></text:p>
        </text:list-item>
        <text:list-item>
          <text:p text:style-name="P21"><text:span text:style-name="T2"><text:s/>그래프에는 방향성의 간선이나 가중치가 있는 간선이 존재할 수 있음</text:span></text:p>
        </text:list-item>
        <text:list-item>
          <text:p text:style-name="P21"><text:span text:style-name="T2"><text:s/>그래프를 저장하는 방법으로는 </text:span><text:span text:style-name="T9">인접 행렬</text:span><text:span text:style-name="T2">을 이용하거나 </text:span><text:span text:style-name="T9">인접 그래프</text:span><text:span text:style-name="T2">를 이용하는 총 2가지의 방법이 있음</text:span></text:p>
        </text:list-item>
        <text:list-item>
          <text:p text:style-name="P23"><text:span text:style-name="T2"><text:s/>인접 행렬은 각 정점과 연결되어 있는 정점에 대한 정보를 저장하는 형식. <text:line-break/> </text:span><text:span text:style-name="T4">: </text:span><text:span text:style-name="T2">2차원 배열을 이용하여 저장한다.</text:span></text:p>
        </text:list-item>
      </text:list>
      <text:p text:style-name="바탕글"><text:span text:style-name="T14"/></text:p>
      <text:p text:style-name="바탕글"><text:span text:style-name="T14">CODE. 2차원 배열을 이용한 인접 행렬로서의 그래프 저장: 무방향/무가중치</text:span></text:p>
      <table:table table:name="표1" table:style-name="표1">
        <table:table-column table:style-name="표1.A" table:number-columns-repeated="2"/>
        <table:table-row table:style-name="표1.1">
          <table:table-cell table:style-name="표1.A1" office:value-type="string">
            <text:p text:style-name="바탕글"><text:span text:style-name="T14">#include &lt;iostream&gt;</text:span></text:p>
            <text:p text:style-name="바탕글"><text:span text:style-name="T14">using namespace std;</text:span></text:p>
            <text:p text:style-name="P4"/>
            <text:p text:style-name="바탕글"><text:span text:style-name="T14">int v, e G[10][10]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int v1, v2;</text:span></text:p>
            <text:p text:style-name="바탕글"><text:span text:style-name="T14"><text:s text:c="2"/>cin &gt;&gt; v &gt;&gt; e;</text:span></text:p>
            <text:p text:style-name="P4"/>
            <text:p text:style-name="바탕글"><text:span text:style-name="T14"><text:s text:c="2"/>//v1-&gt;v2, v2-&gt;v1 연결관계 1, 0 저장</text:span></text:p>
            <text:p text:style-name="바탕글"><text:span text:style-name="T14"><text:s text:c="2"/>for(int I=0;i&lt;e;i++) {</text:span></text:p>
            <text:p text:style-name="바탕글"><text:span text:style-name="T14"><text:s text:c="4"/></text:span></text:p>
          </table:table-cell>
          <table:table-cell table:style-name="표1.A1" office:value-type="string">
            <text:p text:style-name="바탕글"><text:span text:style-name="T14"><text:s text:c="2"/>cin &gt;&gt; v1 &gt;&gt; v2;</text:span></text:p>
            <text:p text:style-name="바탕글"><text:span text:style-name="T14"><text:s text:c="2"/>G[v1-1][v2-1] = G[v2-1][v1-1] = 1;</text:span></text:p>
            <text:p text:style-name="바탕글"><text:span text:style-name="T14"><text:s text:c="2"/>//</text:span><text:span text:style-name="T16">0부터 인덱스를 시작했기 때문에 1씩 빼줌.</text:span><text:span text:style-name="T14"> 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//연결 관계를 저장한 인접 행렬 2차원 배열의 출력</text:span></text:p>
            <text:p text:style-name="바탕글"><text:span text:style-name="T14"><text:s text:c="2"/>for(int I=0;i&lt;v;i++) {</text:span></text:p>
            <text:p text:style-name="바탕글"><text:span text:style-name="T14"><text:s text:c="4"/>for(int j=0;j&lt;v;j++)</text:span></text:p>
            <text:p text:style-name="바탕글"><text:span text:style-name="T14"><text:s text:c="6"/>cout &lt;&lt; G[i][j] &lt;&lt; “ ”;</text:span></text:p>
            <text:p text:style-name="바탕글"><text:span text:style-name="T14"><text:s text:c="4"/>cout &lt;&lt; endl;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바탕글"><text:span text:style-name="T14"/></text:p>
      <text:p text:style-name="바탕글"><text:span text:style-name="T14">CODE. 2차원 배열을 이용한 인접 행렬로서의 그래프 저장: 유방향/유가중치</text:span></text:p>
      <text:p text:style-name="P1"/>
      <table:table table:name="표2" table:style-name="표2">
        <table:table-column table:style-name="표2.A" table:number-columns-repeated="2"/>
        <table:table-row table:style-name="표2.1">
          <table:table-cell table:style-name="표2.A1" office:value-type="string">
            <text:p text:style-name="바탕글"><text:span text:style-name="T14">#include &lt;iostream&gt;</text:span></text:p>
            <text:p text:style-name="바탕글"><text:span text:style-name="T14">#define NO_CONNECTION 0</text:span></text:p>
            <text:p text:style-name="바탕글"><text:span text:style-name="T14">using namespace std;</text:span></text:p>
            <text:p text:style-name="P4"/>
            <text:p text:style-name="바탕글"><text:span text:style-name="T14">int v, e;</text:span></text:p>
            <text:p text:style-name="바탕글"><text:span text:style-name="T14">int G[10][10] = {NO_CONNECTION}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int v1, v2, w;</text:span></text:p>
            <text:p text:style-name="바탕글"><text:span text:style-name="T14"><text:s text:c="2"/>cin &gt;&gt; v &gt;&gt; e;</text:span></text:p>
            <text:p text:style-name="P4"/>
            <text:p text:style-name="바탕글"><text:span text:style-name="T14"><text:s text:c="2"/>//v1-&gt;v2 간선에 대한 가중치의 저장</text:span></text:p>
          </table:table-cell>
          <table:table-cell table:style-name="표2.A1" office:value-type="string">
            <text:p text:style-name="바탕글"><text:span text:style-name="T14"><text:s/>for(int i=0;i&lt;e;i++) {</text:span></text:p>
            <text:p text:style-name="바탕글"><text:span text:style-name="T14"><text:s text:c="4"/>cin &gt;&gt; v1 &gt;&gt; v2 &gt;&gt; w;</text:span></text:p>
            <text:p text:style-name="바탕글"><text:span text:style-name="T14"><text:s text:c="4"/>G[v1-1][v2-1] = w;</text:span></text:p>
            <text:p text:style-name="바탕글"><text:span text:style-name="T14"><text:s text:c="2"/>}</text:span></text:p>
            <text:p text:style-name="바탕글"><text:span text:style-name="T14"><text:s text:c="2"/>//모든 간선의 연결에 대한 가중치의 연결 정보</text:span></text:p>
            <text:p text:style-name="바탕글"><text:span text:style-name="T14"><text:s text:c="2"/>for(int i=0;i&lt;v;i++) {</text:span></text:p>
            <text:p text:style-name="바탕글"><text:span text:style-name="T14"><text:s text:c="4"/>for(int j=0;j&lt;v;j++)</text:span></text:p>
            <text:p text:style-name="바탕글"><text:span text:style-name="T14"><text:s text:c="6"/>cout &lt;&lt; G[i][j] &lt;&lt; “ ”;</text:span></text:p>
            <text:p text:style-name="바탕글"><text:span text:style-name="T14"><text:s text:c="4"/>cout &lt;&lt; endl;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6"/>
      <text:list xml:id="list172456822128928" text:continue-numbering="true" text:style-name="WWNum2">
        <text:list-item>
          <text:p text:style-name="P21"><text:span text:style-name="T2"><text:s/>인접 리스트도 각 정점과 연결되어 있는 정점에 대한 정보를 저장하는 방식, 단 배열과는 달리 길이가 자유롭기 때문에 메모리를 아낄 수 있음. vector 자료형을 이용하여 저장한다.</text:span></text:p>
        </text:list-item>
      </text:list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oft-page-break/><text:span text:style-name="T14"/></text:p>
      <text:p text:style-name="바탕글"><text:span text:style-name="T14"/></text:p>
      <text:p text:style-name="바탕글"><text:span text:style-name="T14">CODE. Vector를 이용한 인접 리스트로서의 그래프 저장: 유방향성/유가중치</text:span></text:p>
      <table:table table:name="표3" table:style-name="표3">
        <table:table-column table:style-name="표3.A" table:number-columns-repeated="2"/>
        <table:table-row table:style-name="표3.1">
          <table:table-cell table:style-name="표3.A1" office:value-type="string">
            <text:p text:style-name="바탕글"><text:span text:style-name="T14">#include &lt;iostream&gt;</text:span></text:p>
            <text:p text:style-name="바탕글"><text:span text:style-name="T14">#include &lt;vector&gt;</text:span></text:p>
            <text:p text:style-name="바탕글"><text:span text:style-name="T14">using namespace std;</text:span></text:p>
            <text:p text:style-name="P4"/>
            <text:p text:style-name="바탕글"><text:span text:style-name="T14">int v, e;</text:span></text:p>
            <text:p text:style-name="바탕글"><text:span text:style-name="T14">struct NODE {</text:span></text:p>
            <text:p text:style-name="바탕글"><text:span text:style-name="T14"><text:s text:c="2"/>int vn;</text:span></text:p>
            <text:p text:style-name="바탕글"><text:span text:style-name="T14"><text:s text:c="2"/>int w;</text:span></text:p>
            <text:p text:style-name="바탕글"><text:span text:style-name="T14">};</text:span></text:p>
            <text:p text:style-name="바탕글"><text:span text:style-name="T14">vector&lt;NODE&gt; G[10];</text:span></text:p>
            <text:p text:style-name="바탕글"><text:span text:style-name="T14">NODE node;</text:span></text:p>
            <text:p text:style-name="P4"/>
            <text:p text:style-name="바탕글"><text:span text:style-name="T14">int main()｛</text:span></text:p>
            <text:p text:style-name="바탕글"><text:span text:style-name="T14"><text:s text:c="2"/>int v1, v2, w;</text:span></text:p>
            <text:p text:style-name="바탕글"><text:span text:style-name="T14"><text:s text:c="2"/>cin &gt;&gt; v &gt;&gt; e;</text:span></text:p>
          </table:table-cell>
          <table:table-cell table:style-name="표3.A1" office:value-type="string">
            <text:p text:style-name="바탕글"><text:span text:style-name="T14"><text:s text:c="2"/>//v1-&gt;v2 간선에 대한 가중치의 저장</text:span></text:p>
            <text:p text:style-name="바탕글"><text:span text:style-name="T14"><text:s text:c="2"/>for(int i=0;i&lt;e;i++) {</text:span></text:p>
            <text:p text:style-name="바탕글"><text:span text:style-name="T14"><text:s text:c="4"/>cin &gt;&gt; v1 &gt;&gt; v2 &gt;&gt; w;</text:span></text:p>
            <text:p text:style-name="바탕글"><text:span text:style-name="T14"><text:s text:c="4"/>node.vn = n2;</text:span></text:p>
            <text:p text:style-name="바탕글"><text:span text:style-name="T14"><text:s text:c="4"/>node.w = w;</text:span></text:p>
            <text:p text:style-name="바탕글"><text:span text:style-name="T14"><text:s text:c="4"/>G[v1-1].push_back(node);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//v1-&gt;v2 간선에 대한 모든 연결 출력</text:span></text:p>
            <text:p text:style-name="바탕글"><text:span text:style-name="T14"><text:s text:c="2"/>for(int i=0;i&lt;v;i++) {</text:span></text:p>
            <text:p text:style-name="바탕글"><text:span text:style-name="T14"><text:s text:c="4"/>cout &lt;&lt; G[i].size() &lt;&lt; “: ”;</text:span></text:p>
            <text:p text:style-name="바탕글"><text:span text:style-name="T14"><text:s text:c="4"/>for(int j=0; j&lt;G[i].size(); j++)</text:span></text:p>
            <text:p text:style-name="바탕글"><text:span text:style-name="T14"><text:s text:c="6"/>cout &lt;&lt; G[i][j].w &lt;&lt; “ ”;</text:span></text:p>
            <text:p text:style-name="바탕글"><text:span text:style-name="T14"><text:s text:c="4"/>cout &lt;&lt; endl;</text:span></text:p>
            <text:p text:style-name="바탕글"><text:span text:style-name="T14"><text:s text:c="2"/>}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7"/>
      <text:p text:style-name="바탕글"><text:span text:style-name="T9">#비선형 자료와 트리(Tree)</text:span></text:p>
      <text:list xml:id="list172456297875918" text:continue-numbering="true" text:style-name="WWNum2">
        <text:list-item>
          <text:p text:style-name="P21"><text:span text:style-name="T2"><text:s/>자료들 사이에 하나 이상의 연결 관계를 가질 수 있는 자료 구조를 비선형 자료 구조라고 한다.</text:span></text:p>
        </text:list-item>
        <text:list-item>
          <text:p text:style-name="P21"><text:span text:style-name="T2"><text:s/>비선형 자료 구조에는 트리와 그래프 등이 있다.</text:span></text:p>
        </text:list-item>
        <text:list-item>
          <text:p text:style-name="P21"><text:span text:style-name="T2"><text:s/>비선형 자료 구조에서 </text:span><text:span text:style-name="T9">노드</text:span><text:span text:style-name="T2">란 자료를 나타내며, </text:span><text:span text:style-name="T9">간선</text:span><text:span text:style-name="T2">은 연결 관계를 표현한다.</text:span></text:p>
        </text:list-item>
        <text:list-item>
          <text:p text:style-name="P23"><text:span text:style-name="T9"><text:s/>트리(Tree)</text:span><text:span text:style-name="T2">는 자료들 사이의 계층적 연결 관계를, 자료를 저장하고 있는 노드와 그들의 관계를 <text:line-break/> <text:s text:c="2"/>간선으로 표현하는 추상화 자료 구조이다.</text:span></text:p>
        </text:list-item>
        <text:list-item>
          <text:p text:style-name="P23"><text:span text:style-name="T2"><text:s/>트리에서 사용하는 용어</text:span><text:line-break/><text:span text:style-name="T2">1. 자식 노드, 부모 노드, 형제 노드: 가계도의 개념과 같다.</text:span><text:line-break/><text:span text:style-name="T2">2. 루트 노드: 트리에서 최상위 부모 노드</text:span><text:line-break/><text:span text:style-name="T2">3. 단말 노드: 자식이 없는 노드</text:span><text:line-break/><text:span text:style-name="T2">4. 깊이: 루트 노드로부터 그 위치까지 경로의 길이</text:span><text:line-break/><text:span text:style-name="T2">5. 높이: 루트 노드로부터 가장 깊은 노드까지의 경로의 길이</text:span><text:line-break/><text:span text:style-name="T2">6. 차수: 자식 노드의 개수</text:span></text:p>
        </text:list-item>
        <text:list-item>
          <text:p text:style-name="P23"><text:span text:style-name="T2"><text:s/>트리에서 모든 노드의 차수가 n 이하인 트리를 n진 트리라고 한다.</text:span></text:p>
        </text:list-item>
        <text:list-item>
          <text:p text:style-name="P23"><text:span text:style-name="T2"><text:s/>완전 2진 트리는 트리의 최하층을 제외한 모든 노드가 채워진 2진 트리로서, 아래층의 노드는 왼쪽부터 <text:line-break/> <text:s/>오른쪽으로 순서대로 채워져 있다.</text:span></text:p>
        </text:list-item>
        <text:list-item>
          <text:p text:style-name="P23"><text:span text:style-name="T2"><text:s/>높이가 k인 완전 2진 트리의 최대 노드의 개수는 </text:span><text:span text:style-name="T4">1+2+4+8+...+2^k = 2^(k+1)-1</text:span><text:span text:style-name="T2">개.</text:span><text:line-break/><text:span text:style-name="T2">n번 노드의 왼쪽 자식 노드의 번호는 2n</text:span><text:line-break/><text:span text:style-name="T2">n번 노드의 오른쪽 자식 노드의 번호는 2n+1</text:span><text:line-break/><text:span text:style-name="T2">n번 노드의 부모 노드의 번호는 </text:span><text:span text:style-name="T4">[n/2]</text:span></text:p>
        </text:list-item>
        <text:list-item>
          <text:p text:style-name="P21"><text:span text:style-name="T2"><text:s/>완전 2진 트리는 1차원 배열에 저장하여 처리가 가능하다. 특히, 부모-자식 관계는 위의 어떤 노드의 <text:line-break/>왼쪽 자식, 오른쪽 자식, 부모 노드의 번호에 관한 수식을 사용하면 된다.</text:span></text:p>
        </text:list-item>
      </text:list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oft-page-break/><text:span text:style-name="T14"/></text:p>
      <text:p text:style-name="바탕글"><text:span text:style-name="T14">CODE. 완전 2진 트리의 1차원 배열로의 저장</text:span></text:p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바탕글"><text:span text:style-name="T14">#include &lt;iostream&gt;</text:span></text:p>
            <text:p text:style-name="바탕글"><text:span text:style-name="T14">using namespace std;</text:span></text:p>
            <text:p text:style-name="P4"/>
            <text:p text:style-name="바탕글"><text:span text:style-name="T14">int Tree[100]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int n;</text:span></text:p>
            <text:p text:style-name="바탕글"><text:span text:style-name="T14"><text:s text:c="2"/>cin &gt;&gt; n;</text:span></text:p>
            <text:p text:style-name="바탕글"><text:span text:style-name="T14"><text:s text:c="2"/>for(int j=1;j&lt;=n;j++) {</text:span></text:p>
            <text:p text:style-name="바탕글"><text:span text:style-name="T14"><text:s text:c="4"/>cin &gt;&gt; Tree[j];</text:span></text:p>
            <text:p text:style-name="바탕글"><text:span text:style-name="T14"><text:s text:c="2"/>int repeat, num;</text:span></text:p>
            <text:p text:style-name="바탕글"><text:span text:style-name="T14"><text:s text:c="2"/>cin &gt;&gt; repeat;</text:span></text:p>
            <text:p text:style-name="바탕글"><text:span text:style-name="T14">for(int j=1;j&lt;=repeat;j++) {</text:span></text:p>
            <text:p text:style-name="바탕글"><text:span text:style-name="T14"><text:s text:c="4"/>cin &gt;&gt; num;</text:span></text:p>
            <text:p text:style-name="바탕글"><text:span text:style-name="T14"><text:s text:c="4"/>//Parent Node</text:span></text:p>
            <text:p text:style-name="바탕글"><text:span text:style-name="T14"><text:s text:c="4"/>if(num/2!=0)</text:span></text:p>
          </table:table-cell>
          <table:table-cell table:style-name="표4.A1" office:value-type="string">
            <text:p text:style-name="바탕글"><text:span text:style-name="T14"><text:s text:c="8"/>cout &lt;&lt; “Parent Node: ” &lt;&lt; Tree[num/2] &lt;&lt; endl;</text:span></text:p>
            <text:p text:style-name="바탕글"><text:span text:style-name="T14"><text:s text:c="4"/>else</text:span></text:p>
            <text:p text:style-name="바탕글"><text:span text:style-name="T14"><text:s text:c="6"/>cout &lt;&lt; “No Parent Node” &lt;&lt; endl;</text:span></text:p>
            <text:p text:style-name="바탕글"><text:span text:style-name="T14"><text:s text:c="4"/>//Left-Child Node</text:span></text:p>
            <text:p text:style-name="바탕글"><text:span text:style-name="T14"><text:s text:c="4"/>if(num*2 &lt;=n)</text:span></text:p>
            <text:p text:style-name="바탕글"><text:span text:style-name="T21"><text:s text:c="6"/>cout &lt;&lt; “Left Child Node: ” &lt;&lt; Tree[num*2] &lt;&lt; endl;</text:span></text:p>
            <text:p text:style-name="바탕글"><text:span text:style-name="T14"><text:s text:c="4"/>else</text:span></text:p>
            <text:p text:style-name="바탕글"><text:span text:style-name="T14"><text:s text:c="6"/>cout &lt;&lt; “No Left Child Node” &lt;&lt; endl;</text:span></text:p>
            <text:p text:style-name="바탕글"><text:span text:style-name="T14"><text:s text:c="4"/>if(num*2+1 &lt;= n)</text:span></text:p>
            <text:p text:style-name="바탕글"><text:span text:style-name="T14"><text:s text:c="6"/>cout &lt;&lt; “Right Child Node: ” &lt;&lt; Tree[num*2+1] &lt;&lt; endl;</text:span></text:p>
            <text:p text:style-name="바탕글"><text:span text:style-name="T14"><text:s text:c="4"/>else</text:span></text:p>
            <text:p text:style-name="바탕글"><text:span text:style-name="T14"><text:s text:c="6"/>cout &lt;&lt; “No Right Child Node” &lt;&lt; endl;</text:span></text:p>
            <text:p text:style-name="바탕글"><text:span text:style-name="T14"><text:s text:c="2"/>}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바탕글"><text:span text:style-name="T9"/></text:p>
      <text:p text:style-name="바탕글"><text:span text:style-name="T9">#</text:span><text:span text:style-name="T11">트리의 순회</text:span></text:p>
      <text:p text:style-name="P12"><text:span text:style-name="T8">- 트리의 순회에는 전위 순회, 중위 순회, 후위 순회의 3가지 방법이 있다.</text:span></text:p>
      <text:p text:style-name="P13"><text:span text:style-name="T2"><text:s text:c="6"/>A</text:span></text:p>
      <text:p text:style-name="P13"><text:span text:style-name="T2"><text:s text:c="2"/>B <text:s text:c="5"/>C</text:span></text:p>
      <text:p text:style-name="P13"><text:span text:style-name="T2">D <text:s/>E <text:s/>F <text:s/>G</text:span></text:p>
      <text:p text:style-name="P13"><text:span text:style-name="T2">1. 전위 순회:</text:span></text:p>
      <text:p text:style-name="P13"><text:span text:style-name="T2"><text:s text:c="4"/>루트 노드부터 시작해서 아래로 내려오면서 중앙 → 왼쪽 하위 → 오른쪽 하위 트리 방문</text:span></text:p>
      <text:p text:style-name="P13"><text:span text:style-name="T2"><text:s text:c="4"/>전위 순회를 이용하면 이진 트리를 중첩된 괄호로 표현 가능하다.</text:span></text:p>
      <text:p text:style-name="P13"><text:span text:style-name="T2"><text:s text:c="4"/>방문 순서: A B D E C F G</text:span></text:p>
      <text:p text:style-name="P13"><text:span text:style-name="T2">2. 중위 순회:</text:span></text:p>
      <text:p text:style-name="P13"><text:span text:style-name="T2"><text:s text:c="5"/>왼쪽 하위 트리 → 중앙 → 오른쪽 하위 트리 방문. 중간에 루트 노드 거침.</text:span></text:p>
      <text:p text:style-name="P13"><text:span text:style-name="T2"><text:s text:c="5"/>방문 순서: D B E A F C G</text:span></text:p>
      <text:p text:style-name="P13"><text:span text:style-name="T2">3. 후위 순회:</text:span></text:p>
      <text:p text:style-name="P13"><text:span text:style-name="T2"><text:s text:c="5"/>왼쪽 하위 트리 → 오른쪽 하위 트리 → 중앙 방문. 맨 나중에 루트를 방문하게 됨.</text:span></text:p>
      <text:p text:style-name="P13"><text:span text:style-name="T2"><text:s text:c="5"/>방문 순서: D E B F G C A</text:span></text:p>
      <text:p text:style-name="P13"><text:span text:style-name="T2">- 일반적으로, 트리의 순회는 재귀 함수를 이용한다. 방문 순서에 따라서 반복 호출 위치를 바꿔서 구형 가능하다.</text:span></text:p>
      <text:p text:style-name="P17"><text:span text:style-name="T14"/></text:p>
      <text:p text:style-name="P17"><text:span text:style-name="T14">CODE. 전위 순위의 예</text:span></text:p>
      <table:table table:name="표14" table:style-name="표14">
        <table:table-column table:style-name="표14.A"/>
        <table:table-column table:style-name="표14.B"/>
        <table:table-row table:style-name="표14.1">
          <table:table-cell table:style-name="표14.A1" office:value-type="string">
            <text:p text:style-name="P17"><text:span text:style-name="T14">#include &lt;iostream&gt;</text:span></text:p>
            <text:p text:style-name="P17"><text:span text:style-name="T14">using namespace std;</text:span></text:p>
            <text:p text:style-name="P17"><text:span text:style-name="T14"/></text:p>
            <text:p text:style-name="P18"><text:span text:style-name="T14">void preorder_visit(int root, int n) {</text:span></text:p>
            <text:p text:style-name="P18"><text:span text:style-name="T14"><text:s text:c="3"/>cout &lt;&lt; root &lt;&lt; “ “; //방문</text:span></text:p>
            <text:p text:style-name="P18"><text:span text:style-name="T14"><text:s text:c="3"/>if(root*2 &gt; n) return;</text:span></text:p>
            <text:p text:style-name="P18"><text:span text:style-name="T14"><text:s text:c="3"/>preorder_visit(root*2, n); //왼쪽 하위 방문</text:span></text:p>
            <text:p text:style-name="P18"><text:span text:style-name="T14"><text:s text:c="3"/>if(root*2+1 &gt; n) return;</text:span></text:p>
            <text:p text:style-name="P18"><text:span text:style-name="T14"><text:s text:c="3"/>preorder_visit(root*2+1, n); //오른쪽 하위 방문</text:span></text:p>
            <text:p text:style-name="P17"><text:span text:style-name="T19">}</text:span></text:p>
          </table:table-cell>
          <table:table-cell table:style-name="표14.A1" office:value-type="string">
            <text:p text:style-name="P18"><text:span text:style-name="T14">Int main() {</text:span></text:p>
            <text:p text:style-name="P18"><text:span text:style-name="T14"><text:s text:c="2"/>int n, I;</text:span></text:p>
            <text:p text:style-name="P18"><text:span text:style-name="T14"><text:s text:c="2"/>cin &gt;&gt; n;</text:span></text:p>
            <text:p text:style-name="P18"><text:span text:style-name="T14"><text:s text:c="2"/>preorder_visit(1, n);</text:span></text:p>
            <text:p text:style-name="P18"><text:span text:style-name="T14"><text:s text:c="2"/>return 0;</text:span></text:p>
            <text:p text:style-name="P18"><text:span text:style-name="T14">}</text:span></text:p>
          </table:table-cell>
        </table:table-row>
      </table:table>
      <text:p text:style-name="P14"><text:soft-page-break/></text:p>
      <text:p text:style-name="P16"><text:span text:style-name="T9">#힙(Heap)</text:span><text:span text:style-name="T12">과 최대/최소 Heap</text:span></text:p>
      <text:list xml:id="list172456735051532" text:continue-numbering="true" text:style-name="WWNum2">
        <text:list-item>
          <text:p text:style-name="P21"><text:span text:style-name="T2"><text:s/>최대 Heap: 모든 부모 노드가 그 자식 노드의 자료보다 더 높은 순위의 자료를 가지는 구조</text:span></text:p>
        </text:list-item>
        <text:list-item>
          <text:p text:style-name="P21"><text:span text:style-name="T2"><text:s/>최소 Heap: 모든 부모 노드가 그 자식 노드의 자료보다 더 낮은 순위의 자료를 가지는 구조</text:span></text:p>
        </text:list-item>
      </text:list>
      <text:p text:style-name="바탕글"><text:span text:style-name="T14"/></text:p>
      <text:p text:style-name="바탕글"><text:span text:style-name="T14">CODE. 최대 Heap 구성</text:span></text:p>
      <table:table table:name="표5" table:style-name="표5">
        <table:table-column table:style-name="표5.A" table:number-columns-repeated="2"/>
        <table:table-row table:style-name="표5.1">
          <table:table-cell table:style-name="표5.A1" office:value-type="string">
            <text:p text:style-name="바탕글"><text:span text:style-name="T14">#include &lt;iostream&gt;</text:span></text:p>
            <text:p text:style-name="바탕글"><text:span text:style-name="T14">using namespace std;</text:span></text:p>
            <text:p text:style-name="P4"/>
            <text:p text:style-name="바탕글"><text:span text:style-name="T14">int Heap[100]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int n, temp;</text:span></text:p>
            <text:p text:style-name="바탕글"><text:span text:style-name="T14"><text:s text:c="2"/>cin &gt;&gt; n;</text:span></text:p>
            <text:p text:style-name="바탕글"><text:span text:style-name="T14"><text:s text:c="2"/>for(int i=0;i&lt;n;i++) {</text:span></text:p>
            <text:p text:style-name="바탕글"><text:span text:style-name="T14"><text:s text:c="4"/>cin &gt;&gt; Heap[i]</text:span></text:p>
            <text:p text:style-name="바탕글"><text:span text:style-name="T14"><text:s text:c="4"/></text:span><text:span text:style-name="T20">for(int child = i, parent = child/2; </text:span></text:p>
            <text:p text:style-name="P8"><text:span text:style-name="T14"><text:s text:c="7"/>Heap[parent] &lt; Heap[child] &amp;&amp; parent &gt; 0;</text:span></text:p>
            <text:p text:style-name="바탕글"><text:span text:style-name="T20"><text:s text:c="7"/>parent /= 2, child /= 2)</text:span><text:span text:style-name="T14"> {</text:span></text:p>
          </table:table-cell>
          <table:table-cell table:style-name="표5.A1" office:value-type="string">
            <text:p text:style-name="바탕글"><text:span text:style-name="T14"><text:s text:c="6"/>temp = Heap[child];</text:span></text:p>
            <text:p text:style-name="바탕글"><text:span text:style-name="T14"><text:s text:c="6"/>Heap[child] = Heap[parent];</text:span></text:p>
            <text:p text:style-name="바탕글"><text:span text:style-name="T14"><text:s text:c="6"/>Heap[parent] = temp;</text:span></text:p>
            <text:p text:style-name="바탕글"><text:span text:style-name="T14"><text:s text:c="4"/>}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for(int i=0;i&lt;n;i++) {</text:span></text:p>
            <text:p text:style-name="바탕글"><text:span text:style-name="T14"><text:s text:c="4"/>cout &lt;&lt; Heap[i] &lt;&lt; “ ”;</text:span></text:p>
            <text:p text:style-name="바탕글"><text:span text:style-name="T14"><text:s text:c="2"/>}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바탕글"><text:span text:style-name="T14"/></text:p>
      <text:p text:style-name="바탕글"><text:span text:style-name="T14">CODE 5. 최소 Heap 구성</text:span></text:p>
      <text:p text:style-name="P1"/>
      <table:table table:name="표6" table:style-name="표6">
        <table:table-column table:style-name="표6.A" table:number-columns-repeated="2"/>
        <table:table-row table:style-name="표6.1">
          <table:table-cell table:style-name="표6.A1" office:value-type="string">
            <text:p text:style-name="바탕글"><text:span text:style-name="T14">#include &lt;iostream&gt;</text:span></text:p>
            <text:p text:style-name="바탕글"><text:span text:style-name="T14">using namespace std;</text:span></text:p>
            <text:p text:style-name="P4"/>
            <text:p text:style-name="바탕글"><text:span text:style-name="T14">int Heap[100]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int n, temp;</text:span></text:p>
            <text:p text:style-name="바탕글"><text:span text:style-name="T14"><text:s text:c="2"/>cin &gt;&gt; n;</text:span></text:p>
            <text:p text:style-name="바탕글"><text:span text:style-name="T14"><text:s text:c="2"/>for(int i=0;i&lt;n;i++) {</text:span></text:p>
            <text:p text:style-name="바탕글"><text:span text:style-name="T14"><text:s text:c="4"/>cin &gt;&gt; Heap[i]</text:span></text:p>
            <text:p text:style-name="바탕글"><text:span text:style-name="T14"><text:s text:c="4"/>f</text:span><text:span text:style-name="T20">or(int child = i, parent = child/2; </text:span></text:p>
            <text:p text:style-name="P8"><text:span text:style-name="T14"><text:s text:c="7"/>Heap[parent] &lt; Heap[child] &amp;&amp; parent &gt; 0;</text:span></text:p>
            <text:p text:style-name="바탕글"><text:span text:style-name="T20"><text:s text:c="7"/>parent /= 2, child /= 2) </text:span><text:span text:style-name="T14">{</text:span></text:p>
          </table:table-cell>
          <table:table-cell table:style-name="표6.A1" office:value-type="string">
            <text:p text:style-name="바탕글"><text:span text:style-name="T14"><text:s text:c="6"/>temp = Heap[child];</text:span></text:p>
            <text:p text:style-name="바탕글"><text:span text:style-name="T14"><text:s text:c="6"/>Heap[child] = Heap[parent];</text:span></text:p>
            <text:p text:style-name="바탕글"><text:span text:style-name="T14"><text:s text:c="6"/>Heap[parent] = temp;</text:span></text:p>
            <text:p text:style-name="바탕글"><text:span text:style-name="T14"><text:s text:c="4"/>}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for(int i=0;i&lt;n;i++) {</text:span></text:p>
            <text:p text:style-name="바탕글"><text:span text:style-name="T14"><text:s text:c="4"/>cout &lt;&lt; Heap[i] &lt;&lt; “ ”;</text:span></text:p>
            <text:p text:style-name="바탕글"><text:span text:style-name="T14"><text:s text:c="2"/>}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6"/>
      <text:list xml:id="list172456679180610" text:continue-numbering="true" text:style-name="WWNum2">
        <text:list-item>
          <text:p text:style-name="P21"><text:span text:style-name="T2"><text:s/>최대, 최소 히프의 구성은 자료를 히프의 맨 뒤에 추가한 이후, 부모 노드들과 비교하면서 자리를 바꿔주면 된다. 이 때, 이 최대, 최소 히프의 구성은 이 비교하며 올려주는 </text:span><text:span text:style-name="T4">for문이 매우 중요하다.</text:span></text:p>
        </text:list-item>
      </text:list>
      <text:p text:style-name="P6"/>
      <text:p text:style-name="바탕글"><text:span text:style-name="T9">#선형 자료 구조: 리스트</text:span></text:p>
      <text:list xml:id="list172456928697379" text:continue-numbering="true" text:style-name="WWNum2">
        <text:list-item>
          <text:p text:style-name="P21"><text:span text:style-name="T2"><text:s/>선형 자료 구조란 자료를 저장하고 접근하는 관계가 하나의 선으로 연결한 것처럼 구성되는 자료 구조이다.</text:span></text:p>
        </text:list-item>
        <text:list-item>
          <text:p text:style-name="P21"><text:span text:style-name="T9"><text:s/>리스트</text:span><text:span text:style-name="T2">는 저장을 위해 연속적인 메모리 공간을 할당하는 배열과는 달리 값과 다음 연결 관계를 저장하고 있어 물리적으로 떨어진 메모리 공간도 연속인 것처럼 활용할 수 있다.</text:span></text:p>
        </text:list-item>
      </text:list>
      <text:p text:style-name="P20"><text:span text:style-name="T2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pan text:style-name="T14"/></text:p>
      <text:p text:style-name="바탕글"><text:soft-page-break/><text:span text:style-name="T14">표. &lt;list&gt;의 사용법</text:span>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22"><text:span text:style-name="T14">std::list&lt;int&gt; mylist</text:span></text:p>
          </table:table-cell>
          <table:table-cell table:style-name="표7.A1" office:value-type="string">
            <text:p text:style-name="P22"><text:span text:style-name="T14">int형의 리스트 mylist를 선언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push_front(item)</text:span></text:p>
          </table:table-cell>
          <table:table-cell table:style-name="표7.A1" office:value-type="string">
            <text:p text:style-name="P22"><text:span text:style-name="T14">item을 첫 번째 원소 앞에 삽입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push_back(item)</text:span></text:p>
          </table:table-cell>
          <table:table-cell table:style-name="표7.A1" office:value-type="string">
            <text:p text:style-name="P22"><text:span text:style-name="T14">item을 마지막 원소 다음에 삽입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insert(iterator_idx, item)</text:span></text:p>
          </table:table-cell>
          <table:table-cell table:style-name="표7.A1" office:value-type="string">
            <text:p text:style-name="P22"><text:span text:style-name="T14">item을 iterator_idx 위치 앞에 삽입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pop_front()</text:span></text:p>
          </table:table-cell>
          <table:table-cell table:style-name="표7.A1" office:value-type="string">
            <text:p text:style-name="P22"><text:span text:style-name="T14">첫 번째 원소를 삭제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pop_back()</text:span></text:p>
          </table:table-cell>
          <table:table-cell table:style-name="표7.A1" office:value-type="string">
            <text:p text:style-name="P22"><text:span text:style-name="T14">마지막 원소를 삭제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erase(iterator_idx)</text:span></text:p>
          </table:table-cell>
          <table:table-cell table:style-name="표7.A1" office:value-type="string">
            <text:p text:style-name="P22"><text:span text:style-name="T14">iterator_idx 위치의 원소 삭제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begin()</text:span></text:p>
          </table:table-cell>
          <table:table-cell table:style-name="표7.A1" office:value-type="string">
            <text:p text:style-name="P22"><text:span text:style-name="T14">첫 번째 원소의 위치를 iterator로 return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end()</text:span></text:p>
          </table:table-cell>
          <table:table-cell table:style-name="표7.A1" office:value-type="string">
            <text:p text:style-name="P22"><text:span text:style-name="T14">마지막 원소의 다음 위치를(종결자의 위치) iterator로 return</text:span></text:p>
          </table:table-cell>
        </table:table-row>
        <table:table-row table:style-name="표7.1">
          <table:table-cell table:style-name="표7.A1" office:value-type="string">
            <text:p text:style-name="P22"><text:span text:style-name="T14">size()</text:span></text:p>
          </table:table-cell>
          <table:table-cell table:style-name="표7.A1" office:value-type="string">
            <text:p text:style-name="P22"><text:span text:style-name="T14">리스트의 자료의 개수를 return</text:span></text:p>
          </table:table-cell>
        </table:table-row>
      </table:table>
      <text:p text:style-name="P20"><text:span text:style-name="T2"/></text:p>
      <text:list xml:id="list172455942448181" text:continue-numbering="true" text:style-name="WWNum2">
        <text:list-item>
          <text:p text:style-name="P21"><text:span text:style-name="T2"><text:s/>리스트에서는 물리적으로 연속된 메모리 공간을 할당하지 않으므로, index를 이용하여 다음 자료에 접근할 수 없고, iterator를 이용해서 연속적으로 다음 주소를 조사하여 접근해야 한다.</text:span></text:p>
        </text:list-item>
        <text:list-item>
          <text:p text:style-name="P21"><text:span text:style-name="T2"><text:s/>iterator의 증감에는 오직 전/후치 증감 연산자만 사용 가능하다.</text:span></text:p>
        </text:list-item>
      </text:list>
      <text:p text:style-name="P20"><text:span text:style-name="T2"/></text:p>
      <text:p text:style-name="바탕글"><text:span text:style-name="T14">CODE. 리스트의 삽입, 삭제</text:span></text:p>
      <table:table table:name="표8" table:style-name="표8">
        <table:table-column table:style-name="표8.A" table:number-columns-repeated="2"/>
        <table:table-row table:style-name="표8.1">
          <table:table-cell table:style-name="표8.A1" office:value-type="string">
            <text:p text:style-name="P9"><text:span text:style-name="T14">#include &lt;iostream&gt;</text:span></text:p>
            <text:p text:style-name="P9"><text:span text:style-name="T14">#include &lt;list&gt;</text:span><text:line-break/><text:span text:style-name="T14">using namespace std;</text:span></text:p>
            <text:p text:style-name="P9"><text:span text:style-name="T14">list&lt;int&gt; mylist;</text:span></text:p>
            <text:p text:style-name="P5"/>
            <text:p text:style-name="P9"><text:span text:style-name="T14">void view() {</text:span></text:p>
            <text:p text:style-name="P9"><text:span text:style-name="T14"><text:s text:c="2"/>list&lt;int&gt;::iterator it;</text:span></text:p>
            <text:p text:style-name="P9"><text:span text:style-name="T14"><text:s text:c="2"/>for(it=mylist.begin();it!=mylist.end();it++)</text:span></text:p>
            <text:p text:style-name="P9"><text:span text:style-name="T14"><text:s text:c="4"/>//</text:span><text:span text:style-name="T17">iterator의 대소비교 불능에 주의할 것.</text:span></text:p>
            <text:p text:style-name="P9"><text:span text:style-name="T14"><text:s text:c="4"/>cout &lt;&lt; *it &lt;&lt; endl;</text:span></text:p>
            <text:p text:style-name="P9"><text:span text:style-name="T14"><text:s text:c="3"/>//*</text:span><text:span text:style-name="T17">it는 포인터 변수 it에 저장된 값을 지시.</text:span></text:p>
            <text:p text:style-name="P9"><text:span text:style-name="T14">}</text:span></text:p>
            <text:p text:style-name="P5"/>
            <text:p text:style-name="P9"><text:span text:style-name="T14">int main() {</text:span></text:p>
            <text:p text:style-name="P9"><text:span text:style-name="T14"><text:s text:c="2"/>list&lt;int&gt;::iterator it;</text:span></text:p>
            <text:p text:style-name="P9"><text:span text:style-name="T14"><text:s text:c="2"/>for(int i=1;i&lt;=3;i++)</text:span></text:p>
          </table:table-cell>
          <table:table-cell table:style-name="표8.A1" office:value-type="string">
            <text:p text:style-name="바탕글"><text:span text:style-name="T14"><text:s text:c="4"/>mylist.push_back(i);</text:span></text:p>
            <text:p text:style-name="바탕글"><text:span text:style-name="T14"><text:s text:c="2"/>view();</text:span></text:p>
            <text:p text:style-name="바탕글"><text:span text:style-name="T14"><text:s text:c="2"/>it=mylist.begin();</text:span></text:p>
            <text:p text:style-name="바탕글"><text:span text:style-name="T14"><text:s text:c="2"/>it++;</text:span></text:p>
            <text:p text:style-name="바탕글"><text:span text:style-name="T14"><text:s text:c="2"/>mylist.insert(it, 4);</text:span></text:p>
            <text:p text:style-name="바탕글"><text:span text:style-name="T14"><text:s text:c="2"/>view();</text:span></text:p>
            <text:p text:style-name="바탕글"><text:span text:style-name="T14"><text:s text:c="2"/>mylist.push_back(5);</text:span></text:p>
            <text:p text:style-name="바탕글"><text:span text:style-name="T14"><text:s text:c="2"/>view();</text:span></text:p>
            <text:p text:style-name="바탕글"><text:span text:style-name="T14"><text:s text:c="2"/>++it;</text:span></text:p>
            <text:p text:style-name="바탕글"><text:span text:style-name="T14"><text:s text:c="2"/>mylist.erase(it);</text:span></text:p>
            <text:p text:style-name="바탕글"><text:span text:style-name="T14"><text:s text:c="2"/>view();</text:span></text:p>
            <text:p text:style-name="P4"/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6"/>
      <text:p text:style-name="바탕글"><text:span text:style-name="T9"/></text:p>
      <text:p text:style-name="P33"><text:span text:style-name="T9">#선형 자료 구조: 스택</text:span></text:p>
      <text:list xml:id="list172456970761493" text:continue-numbering="true" text:style-name="WWNum2">
        <text:list-item>
          <text:p text:style-name="P21"><text:span text:style-name="T2"><text:s/>가장 나중에 입력된 자료에 가장 먼저 접근하고, 가장 먼저 저장된 자료에는 가장 나중에 접근하도록 <text:line-break/> <text:s/>설계된, </text:span><text:span text:style-name="T9">후입 선출(LIFO, Last In, First Out)</text:span><text:span text:style-name="T2">의 추상화 자료 구조</text:span></text:p>
        </text:list-item>
        <text:list-item>
          <text:p text:style-name="P21"><text:span text:style-name="T2"><text:s/>이전에 저장된 자료에 접근하기 위해서는 그 이후 쌓아올려진 자료들을 제거해야 한다.</text:span></text:p>
        </text:list-item>
      </text:list>
      <text:p text:style-name="P20"><text:span text:style-name="T2"/></text:p>
      <text:p text:style-name="바탕글"><text:span text:style-name="T14">표. &lt;stack&gt;의 사용법</text:span></text:p>
      <table:table table:name="표9" table:style-name="표9">
        <table:table-column table:style-name="표9.A"/>
        <table:table-column table:style-name="표9.B"/>
        <table:table-row table:style-name="표9.1">
          <table:table-cell table:style-name="표9.A1" office:value-type="string">
            <text:p text:style-name="P22"><text:span text:style-name="T14">std::stack&lt;int&gt; mystack</text:span></text:p>
          </table:table-cell>
          <table:table-cell table:style-name="표9.A1" office:value-type="string">
            <text:p text:style-name="P22"><text:span text:style-name="T14">int 형의 stack mystack 선언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push(item)</text:span></text:p>
          </table:table-cell>
          <table:table-cell table:style-name="표9.A1" office:value-type="string">
            <text:p text:style-name="P22"><text:span text:style-name="T14">스택 가장 위에 item 추가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pop()</text:span></text:p>
          </table:table-cell>
          <table:table-cell table:style-name="표9.A1" office:value-type="string">
            <text:p text:style-name="P22"><text:span text:style-name="T14">스택 가장 위의 원소 삭제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empty()</text:span></text:p>
          </table:table-cell>
          <table:table-cell table:style-name="표9.A1" office:value-type="string">
            <text:p text:style-name="P22"><text:span text:style-name="T14">스택이 비어 있는지의 여부를 return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size()</text:span></text:p>
          </table:table-cell>
          <table:table-cell table:style-name="표9.A1" office:value-type="string">
            <text:p text:style-name="P22"><text:span text:style-name="T14">스택의 자료 개수를 return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pop_back()</text:span></text:p>
          </table:table-cell>
          <table:table-cell table:style-name="표9.A1" office:value-type="string">
            <text:p text:style-name="P22"><text:span text:style-name="T14">마지막 원소를 삭제</text:span></text:p>
          </table:table-cell>
        </table:table-row>
        <table:table-row table:style-name="표9.1">
          <table:table-cell table:style-name="표9.A1" office:value-type="string">
            <text:p text:style-name="P22"><text:span text:style-name="T14">top()</text:span></text:p>
          </table:table-cell>
          <table:table-cell table:style-name="표9.A1" office:value-type="string">
            <text:p text:style-name="P22"><text:span text:style-name="T14">스택의 가장 윗 자료값 return</text:span></text:p>
          </table:table-cell>
        </table:table-row>
      </table:table>
      <text:p text:style-name="바탕글"><text:span text:style-name="T14"/></text:p>
      <text:p text:style-name="바탕글"><text:span text:style-name="T14">CODE. 스택의 삽입, 삭제</text:span></text:p>
      <text:p text:style-name="P1"/>
      <table:table table:name="표10" table:style-name="표10">
        <table:table-column table:style-name="표10.A" table:number-columns-repeated="2"/>
        <table:table-row table:style-name="표10.1">
          <table:table-cell table:style-name="표10.A1" office:value-type="string">
            <text:p text:style-name="바탕글"><text:span text:style-name="T14">#include &lt;iostream&gt;</text:span></text:p>
            <text:p text:style-name="바탕글"><text:span text:style-name="T14">#include &lt;stack&gt;</text:span></text:p>
            <text:p text:style-name="바탕글"><text:span text:style-name="T14">using namespace std;</text:span></text:p>
            <text:p text:style-name="바탕글"><text:span text:style-name="T14">stack&lt;int&gt; mystack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for(int j=1;j&lt;=3;j++)</text:span></text:p>
            <text:p text:style-name="바탕글"><text:span text:style-name="T14"><text:s text:c="4"/>mystack.push(j);</text:span></text:p>
            <text:p text:style-name="바탕글"><text:span text:style-name="T14"><text:s text:c="2"/>for(int j=1;j&lt;=2;j++) {</text:span></text:p>
            <text:p text:style-name="바탕글"><text:span text:style-name="T14"><text:s text:c="4"/>cout &lt;&lt; mystack.top() &lt;&lt; “ ”;</text:span></text:p>
            <text:p text:style-name="바탕글"><text:span text:style-name="T14"><text:s text:c="4"/>mystack.pop();</text:span></text:p>
            <text:p text:style-name="바탕글"><text:span text:style-name="T14"><text:s text:c="2"/>}</text:span></text:p>
            <text:p text:style-name="바탕글"><text:span text:style-name="T14"><text:s text:c="2"/>cout &lt;&lt; endl;</text:span></text:p>
          </table:table-cell>
          <table:table-cell table:style-name="표10.A1" office:value-type="string">
            <text:p text:style-name="바탕글"><text:span text:style-name="T14"><text:s text:c="2"/>mystack.push(4);</text:span></text:p>
            <text:p text:style-name="바탕글"><text:span text:style-name="T14"><text:s text:c="2"/>mystack.push(5);</text:span></text:p>
            <text:p text:style-name="P4"/>
            <text:p text:style-name="바탕글"><text:span text:style-name="T14"><text:s text:c="2"/>while(!mystack.empty()) {</text:span></text:p>
            <text:p text:style-name="바탕글"><text:span text:style-name="T14"><text:s text:c="4"/>cout &lt;&lt; mystack.top() &lt;&lt; “ ”;</text:span></text:p>
            <text:p text:style-name="바탕글"><text:span text:style-name="T14"><text:s text:c="4"/>mystack.pop();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cout &lt;&lt; endl;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6"/>
      <text:p text:style-name="바탕글"><text:span text:style-name="T9">#선형 자료 구조: 큐</text:span></text:p>
      <text:list xml:id="list172455893709904" text:continue-numbering="true" text:style-name="WWNum2">
        <text:list-item>
          <text:p text:style-name="P21"><text:span text:style-name="T9"><text:s/>큐</text:span><text:span text:style-name="T2">는 먼저 입력된 자료에 가장 먼저 접근하고, 가장 나중에 저장된 자료에 가장 마지막에 접근하도록 <text:line-break/> <text:s/></text:span><text:span text:style-name="T9">선입 선출(FIFO: First In, Last Out)</text:span><text:span text:style-name="T2"> 형태로 설계된 추상화 자료 구조이다.</text:span></text:p>
        </text:list-item>
        <text:list-item>
          <text:p text:style-name="P21"><text:span text:style-name="T2"><text:s/>큐에서는 자료의 삽입 위치와 삭제 위치가 다르다.</text:span></text:p>
        </text:list-item>
      </text:list>
      <text:p text:style-name="P20"><text:span text:style-name="T2"/></text:p>
      <text:p text:style-name="바탕글"><text:span text:style-name="T14">표. &lt;queue&gt;의 사용법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22"><text:span text:style-name="T14">std::queue&lt;int&gt; myqueue</text:span></text:p>
          </table:table-cell>
          <table:table-cell table:style-name="표11.A1" office:value-type="string">
            <text:p text:style-name="P22"><text:span text:style-name="T14">int 형의 queue myqueue 선언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push(item)</text:span></text:p>
          </table:table-cell>
          <table:table-cell table:style-name="표11.A1" office:value-type="string">
            <text:p text:style-name="P22"><text:span text:style-name="T14">큐의 마지막에 item 추가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pop()</text:span></text:p>
          </table:table-cell>
          <table:table-cell table:style-name="표11.A1" office:value-type="string">
            <text:p text:style-name="P22"><text:span text:style-name="T14">큐의 가장 처음에 있는 원소 삭제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empty()</text:span></text:p>
          </table:table-cell>
          <table:table-cell table:style-name="표11.A1" office:value-type="string">
            <text:p text:style-name="P22"><text:span text:style-name="T14">큐가 비어 있는지의 여부를 return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size()</text:span></text:p>
          </table:table-cell>
          <table:table-cell table:style-name="표11.A1" office:value-type="string">
            <text:p text:style-name="P22"><text:span text:style-name="T14">큐의 자료 개수를 return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front()</text:span></text:p>
          </table:table-cell>
          <table:table-cell table:style-name="표11.A1" office:value-type="string">
            <text:p text:style-name="P22"><text:span text:style-name="T14">큐의 처음 자료값 return</text:span></text:p>
          </table:table-cell>
        </table:table-row>
        <table:table-row table:style-name="표11.1">
          <table:table-cell table:style-name="표11.A1" office:value-type="string">
            <text:p text:style-name="P22"><text:span text:style-name="T14">back()</text:span></text:p>
          </table:table-cell>
          <table:table-cell table:style-name="표11.A1" office:value-type="string">
            <text:p text:style-name="P22"><text:span text:style-name="T14">큐의 마지막 자료값 return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바탕글"><text:span text:style-name="T14"/></text:p>
      <text:p text:style-name="바탕글"><text:soft-page-break/><text:span text:style-name="T14">CODE. 큐의 삽입, 삭제</text:span></text:p>
      <table:table table:name="표12" table:style-name="표12">
        <table:table-column table:style-name="표12.A" table:number-columns-repeated="2"/>
        <table:table-row table:style-name="표12.1">
          <table:table-cell table:style-name="표12.A1" office:value-type="string">
            <text:p text:style-name="바탕글"><text:span text:style-name="T14">#include &lt;iostream&gt;</text:span></text:p>
            <text:p text:style-name="바탕글"><text:span text:style-name="T14">#include &lt;queue&gt;</text:span></text:p>
            <text:p text:style-name="바탕글"><text:span text:style-name="T14">using namespace std;</text:span></text:p>
            <text:p text:style-name="바탕글"><text:span text:style-name="T14">queue&lt;int&gt; myqueue;</text:span></text:p>
            <text:p text:style-name="P4"/>
            <text:p text:style-name="바탕글"><text:span text:style-name="T14">int main() {</text:span></text:p>
            <text:p text:style-name="바탕글"><text:span text:style-name="T14"><text:s text:c="2"/>for(int j=1;j&lt;=3;j++)</text:span></text:p>
            <text:p text:style-name="바탕글"><text:span text:style-name="T14"><text:s text:c="4"/>myqueue.push(j);</text:span></text:p>
            <text:p text:style-name="바탕글"><text:span text:style-name="T14"><text:s text:c="2"/>for(int j=1;j&lt;=2;j++) {</text:span></text:p>
            <text:p text:style-name="바탕글"><text:span text:style-name="T14"><text:s text:c="4"/>cout &lt;&lt; myqueue.front() &lt;&lt; “ ”;</text:span></text:p>
            <text:p text:style-name="바탕글"><text:span text:style-name="T14"><text:s text:c="4"/>myqueue.pop();</text:span></text:p>
            <text:p text:style-name="바탕글"><text:span text:style-name="T14"><text:s text:c="2"/>}</text:span></text:p>
            <text:p text:style-name="바탕글"><text:span text:style-name="T14"><text:s text:c="2"/>cout &lt;&lt; endl;</text:span></text:p>
          </table:table-cell>
          <table:table-cell table:style-name="표12.A1" office:value-type="string">
            <text:p text:style-name="바탕글"><text:span text:style-name="T14"><text:s text:c="2"/>myqueue.push(4);</text:span></text:p>
            <text:p text:style-name="바탕글"><text:span text:style-name="T14"><text:s text:c="2"/>myqueue.push(5);</text:span></text:p>
            <text:p text:style-name="P4"/>
            <text:p text:style-name="바탕글"><text:span text:style-name="T14"><text:s text:c="2"/>while(!myqueue.empty()) {</text:span></text:p>
            <text:p text:style-name="바탕글"><text:span text:style-name="T14"><text:s text:c="4"/>cout &lt;&lt; myqueue.front() &lt;&lt; “ ”;</text:span></text:p>
            <text:p text:style-name="바탕글"><text:span text:style-name="T14"><text:s text:c="4"/>myqueue.pop();</text:span></text:p>
            <text:p text:style-name="바탕글"><text:span text:style-name="T14"><text:s text:c="2"/>}</text:span></text:p>
            <text:p text:style-name="P4"/>
            <text:p text:style-name="바탕글"><text:span text:style-name="T14"><text:s text:c="2"/>cout &lt;&lt; endl;</text:span></text:p>
            <text:p text:style-name="바탕글"><text:span text:style-name="T14"><text:s text:c="2"/>return 0;</text:span></text:p>
            <text:p text:style-name="바탕글"><text:span text:style-name="T14">}</text:span></text:p>
          </table:table-cell>
        </table:table-row>
      </table:table>
      <text:p text:style-name="P6"/>
      <text:p text:style-name="P18"><text:span text:style-name="T9">#탐색: 순차 탐색, 2진 탐색, DFS(깊이 우선 탐색), BFS(너비 우선 탐색)</text:span></text:p>
      <text:p text:style-name="P15"><text:span text:style-name="T2">- </text:span><text:span text:style-name="T9">탐색</text:span><text:span text:style-name="T2">이란 목록에 포함된 원소 중에서 조건을 만족하는 특정한 원소를 찾는 것을 말한다.</text:span></text:p>
      <text:p text:style-name="P15"><text:span text:style-name="T2">- 목록에 포함된 원소 중에서 탐색의 대상이 되는 속성값을 key라 한다.</text:span></text:p>
      <text:p text:style-name="P15"><text:span text:style-name="T2"/></text:p>
      <text:p text:style-name="P15"><text:span text:style-name="T2">1. 순차 탐색</text:span></text:p>
      <text:p text:style-name="P15"><text:span text:style-name="T2"><text:s/>→ 리스트의 처음부터 끝까지 차례대로 모든 요소를 비교해서 자료를 찾는 탐색 알고리즘</text:span></text:p>
      <text:p text:style-name="P15"><text:span text:style-name="T2"><text:s/>→ 일반적인 순차 탐색의 시간 복잡도 O(n): 재수 없으면 n개의 자료에 대하여 n번 탐색.</text:span></text:p>
      <text:p text:style-name="P15"><text:span text:style-name="T2"/></text:p>
      <text:p text:style-name="P15"><text:span text:style-name="T2">2. 이진 탐색</text:span></text:p>
      <text:p text:style-name="P15"><text:span text:style-name="T2"><text:s/>→ 주어진 리스트를 탐색이 필요한 영역과 탐색이 불필요한 영역으로 분할에 가며 탐색</text:span></text:p>
      <text:p text:style-name="P15"><text:span text:style-name="T2"><text:s/>→ 이미 정렬된 리스트에 대해서만 사용이 가능하다.</text:span></text:p>
      <text:p text:style-name="P15"><text:span text:style-name="T2"><text:s/>→ 일반적인 이진 탐색의 시간 복잡도 O(lg n): 한 번 탐색할 때마다 영역이 절반으로 줄어든다. 최악의 경우는 당연히 W(n)</text:span></text:p>
      <text:p text:style-name="P15"><text:span text:style-name="T2"/></text:p>
      <text:p text:style-name="P15"><text:span text:style-name="T2">3. 깊이 우선 탐색(DFS)</text:span></text:p>
      <text:p text:style-name="P15"><text:span text:style-name="T2"><text:s text:c="2"/>→ 최대한 깊게 들어갈 수 있을 만큼 탐색하고, 안되면 백트랙 가서(보통 재귀나 스택을 이용하여 백트랙을 구현한다) 옆에 있는 놈에 대해 들어갈 수 있을 만큼 탐색하는 과정을 반복하여 모든 그래프의 정점을 방문한다.</text:span></text:p>
      <text:p text:style-name="P15"><text:span text:style-name="T2"><text:s text:c="2"/>→ 백트랙이란, 더 이상 탐색을 진행할 수 없어서 부모 노드로 되돌아가는 과정이다.</text:span></text:p>
      <text:p text:style-name="P15"><text:span text:style-name="T2"/></text:p>
      <text:p text:style-name="P15"><text:span text:style-name="T2">4. 너비 우선 탐색(BFS)</text:span></text:p>
      <text:p text:style-name="P15"><text:span text:style-name="T2"><text:s text:c="2"/>→ 옆에 있는, 즉 인접한 정점을 모두 탐색하고, 탐색했던 정점 중 하나를 시작으로 다시 인접한 정점들을 차례로 방문하는 과정을 반복하여 모든 그래프의 정점을 반복한다.</text:span></text:p>
      <text:p text:style-name="P15"><text:span text:style-name="T2"><text:s text:c="2"/>→ 일반적으로, 다음에 탐색할 레벨의 노드들을 큐에 차례로 저장하여 방문하게 된다.</text:span></text:p>
      <text:p text:style-name="P15"><text:span text:style-name="T2"/></text:p>
      <text:p text:style-name="P15"><text:span text:style-name="T2">5. DFS, BFS의 적용</text:span></text:p>
      <text:p text:style-name="P15"><text:span text:style-name="T2"><text:s text:c="2"/>→ DFS, BFS의 탐색 횟수는 동일(모든 노드를 방문해야 한다)</text:span></text:p>
      <text:p text:style-name="P15"><text:span text:style-name="T2"><text:s text:c="11"/>1</text:span></text:p>
      <text:p text:style-name="P15"><text:span text:style-name="T2"><text:s text:c="7"/>2 <text:s/>3 <text:s text:c="5"/>4</text:span></text:p>
      <text:p text:style-name="P15"><text:span text:style-name="T2"><text:s text:c="4"/>5 <text:s/>6 <text:s text:c="4"/>7 <text:s text:c="2"/>8 <text:s text:c="2"/>9</text:span></text:p>
      <text:p text:style-name="P15"><text:span text:style-name="T2"><text:s text:c="14"/>10</text:span></text:p>
      <text:p text:style-name="P15"><text:span text:style-name="T2"/></text:p>
      <text:p text:style-name="P15"><text:span text:style-name="T2"><text:s text:c="3"/>→ 이런 꼬라지의 트리를 DFS, BFS로 탐색해보자.</text:span></text:p>
      <text:p text:style-name="P15"><text:span text:style-name="T2"/></text:p>
      <text:p text:style-name="P15"><text:soft-page-break/><text:span text:style-name="T2"><text:s text:c="2"/>→ DFS 방문 순서(왼쪽 자식 우선): 1 2 5 6 3 4 7 10 8 9</text:span></text:p>
      <text:p text:style-name="P15"><text:span text:style-name="T2"><text:s text:c="2"/>→ BFS 방문 순서(최왼쪽 우선): 1 2 3 4 5 6 7 8 9 10</text:span></text:p>
      <text:p text:style-name="P15"><text:span text:style-name="T2"/></text:p>
      <text:p text:style-name="P17"><text:span text:style-name="T9">#버블 정렬(Bubble Sort)</text:span></text:p>
      <text:list xml:id="list172457605346245" text:continue-numbering="true" text:style-name="WWNum2">
        <text:list-item>
          <text:p text:style-name="P21"><text:span text:style-name="T9"><text:s/>버블 정렬</text:span><text:span text:style-name="T2">은 두 인접한 원소 간의 비교와 교환의 과정을 반복하는 정렬 알고리즘</text:span></text:p>
        </text:list-item>
        <text:list-item>
          <text:p text:style-name="P21"><text:span text:style-name="T2"><text:s/>리스트의 맨 앞에 있는 원소를 비교하여 큰 값을 뒤로 보내는 과정을 반복하는데, 이를 마지막 원소까지 <text:line-break/> <text:s/>반복하여 실행하면 가장 큰 원소가 맨 뒤에 위치하게 된다.</text:span></text:p>
        </text:list-item>
        <text:list-item>
          <text:p text:style-name="P21"><text:span text:style-name="T2"><text:s/>버블 정렬은 리스트의 뒤쪽부터 정렬이 완료된다.</text:span></text:p>
        </text:list-item>
        <text:list-item>
          <text:p text:style-name="P21"><text:span text:style-name="T2"><text:s/>버블 정렬의 시간 복잡도는 </text:span><text:span text:style-name="T5">O(n^2) </text:span><text:span text:style-name="T2">이다. 왜냐하면, n개의 데이터를 정렬할 때 그 각각에 대해서 n-1<text:line-break/> <text:s/>번 비교해야 하기 때문이다.</text:span></text:p>
        </text:list-item>
        <text:list-item>
          <text:p text:style-name="P21"><text:span text:style-name="T2"><text:s/>버블 정렬은 중도에 정렬이 완료되었음에도 불구하고 불필요한 연산을 수행하기도 한다. 이 경우, 해당 단계에서 비교 연산 if를 한 번도 통과하지 않는다는 점을 이용해, flag를 세워 불필요한 단계를 중단시킬 수 있다.</text:span></text:p>
        </text:list-item>
      </text:list>
      <text:p text:style-name="P6"/>
      <text:p text:style-name="바탕글"><text:span text:style-name="T9">#선택 정렬(Selection Sort)</text:span></text:p>
      <text:list xml:id="list172456122773665" text:continue-numbering="true" text:style-name="WWNum2">
        <text:list-item>
          <text:p text:style-name="P21"><text:span text:style-name="T9"><text:s/>선택 정렬</text:span><text:span text:style-name="T2">은 주어진 원소 중에서 최솟값을 찾아 맨 앞에 위치한 값과 교체하는 과정을 반복하는 알고리즘</text:span></text:p>
        </text:list-item>
        <text:list-item>
          <text:p text:style-name="P21"><text:span text:style-name="T2"><text:s/>선택 정렬은 리스트의 앞쪽부터 정렬이 완료된다.</text:span></text:p>
        </text:list-item>
        <text:list-item>
          <text:p text:style-name="P21"><text:span text:style-name="T2"><text:s/>선택 정렬의 시간 복잡도는 </text:span><text:span text:style-name="T5">O(n^2)</text:span><text:span text:style-name="T2">이다. 왜냐하면, n개의 데이터에 대해서 다른 뒤의 원소들 중에서 최댓값을 찾아내는 과정을 반복해야 하기 때문이다.</text:span></text:p>
        </text:list-item>
      </text:list>
      <text:p text:style-name="P6"/>
      <text:p text:style-name="바탕글"><text:span text:style-name="T9">#삽입 정렬(Insertion Sort)</text:span></text:p>
      <text:list xml:id="list172455502316443" text:continue-numbering="true" text:style-name="WWNum2">
        <text:list-item>
          <text:p text:style-name="P21"><text:span text:style-name="T9"><text:s/>삽입 정렬</text:span><text:span text:style-name="T2">은 주어진 원소들을 한 개씩 정렬된 후의 자리를 찾아 삽입하는 과정을 반복하는 알고리즘</text:span></text:p>
        </text:list-item>
        <text:list-item>
          <text:p text:style-name="P21"><text:span text:style-name="T2"><text:s/>삽입 정렬은 리스트의 앞쪽부터 정렬이 완료된다.</text:span></text:p>
        </text:list-item>
        <text:list-item>
          <text:p text:style-name="P21"><text:span text:style-name="T2"><text:s/>뒤에서부터 자신보다 작은 원소가 나올 때 까지 앞으로 이동시키는 구조를 보통 가장 많이 사용한다.</text:span></text:p>
        </text:list-item>
        <text:list-item>
          <text:p text:style-name="P24"><text:span text:style-name="T2"><text:s/>삽입 정렬의 시간 복잡도는 최악의 경우 </text:span><text:span text:style-name="T6">O(n^2) or W(n^2)</text:span><text:span text:style-name="T2">, <text:line-break/> 이미 정렬된 최선의 경우 </text:span><text:span text:style-name="T6">O(n) or W(n)</text:span><text:span text:style-name="T2">이다.</text:span></text:p>
        </text:list-item>
      </text:list>
      <text:p text:style-name="P25"><text:span text:style-name="T2"/></text:p>
      <text:p text:style-name="P30"><text:span text:style-name="T2">#히프 정렬(Heap Sort)</text:span></text:p>
      <text:p text:style-name="P31"><text:span text:style-name="T2">- </text:span><text:span text:style-name="T9">히프 정렬</text:span><text:span text:style-name="T2">은 주어진 배열의 원소들을 이용하여 최대 혹은 최소 히프를 만들고, 루트 노드에 위치한 가장 큰 값을 단말 노드 중 가장 마지막의 원소와 교환하는 과정을 반복하는 정렬 알고리즘</text:span></text:p>
      <text:p text:style-name="P31"><text:span text:style-name="T2">- 최대/최소 Heap에서 우리가 알고 있는 유일한 것은 루트 노드의 원소가 나머지 노드들의 원소들에 비해 최대/최소라는 것: 이를 이용하는 것!</text:span></text:p>
      <text:p text:style-name="P26"><text:span text:style-name="T13">- 히프 정렬의 시간복잡도는 평균적으로 O(nlgn)이다.</text:span></text:p>
      <text:p text:style-name="P26"><text:span text:style-name="T13"/></text:p>
      <text:p text:style-name="P8"><text:span text:style-name="T9">#퀵 정렬(Quick Sort)</text:span></text:p>
      <text:list xml:id="list172456610282049" text:continue-numbering="true" text:style-name="WWNum2">
        <text:list-item>
          <text:p text:style-name="P21"><text:span text:style-name="T9"><text:s/>퀵 정렬</text:span><text:span text:style-name="T2">은 주어진 리스트의 원소 중 하나를 피벗(pivot, 기준)으로 선택한 이후, 피벗과의 크기 비교를 통하여 나머지 원소들을 분할하는 과정을 반복하는 정렬 알고리즘이다.</text:span></text:p>
        </text:list-item>
        <text:list-item>
          <text:p text:style-name="P21"><text:span text:style-name="T2"><text:s/>퀵 정렬의 시간복잡도는 평균 </text:span><text:span text:style-name="T6">O(nlg n) </text:span><text:span text:style-name="T2">이고, 최악의 경우는 </text:span><text:span text:style-name="T6">W(n^2)가 된다.</text:span><text:span text:style-name="T2"> 분할 정복 과정을 통해서 범위가 </text:span><text:span text:style-name="T6">1/2로 각 단계에서 지속적으로 쪼개어지기 때문이다.</text:span></text:p>
        </text:list-item>
        <text:list-item>
          <text:p text:style-name="P21"><text:span text:style-name="T6"><text:s/>퀵 정렬은 다음의 과정으로서 수행하게 된다.</text:span></text:p>
        </text:list-item>
      </text:list>
      <text:p text:style-name="P28"><text:span text:style-name="T2">0. pivot을 선정한다. pivot은 임의적으로 선정하는데, 보통 지정된 배열의 가장 왼쪽이나 가장 오른쪽, 중앙의 값으로 설정하는 편이다. pivot의 값에 따라 퀵 정렬의 효율이 달라지게 된다.</text:span></text:p>
      <text:p text:style-name="P29"><text:span text:style-name="T6">1. 왼쪽 인덱스 i, 오른쪽 인덱스 j에 대하여, 각각의 배열에서 순, 역방향으로 진행하면서 i는 pivot보다 큰 놈을, j는 pivot보다 작은 놈을 찾아 두 원소를 교환하는 과정을 반복한다.</text:span></text:p>
      <text:p text:style-name="P28"><text:span text:style-name="T2">2. 배열이 pivot 보다 작은 원소들과, pivot보다 큰 원소들로 나누어진다. 각각에 대해서 다시 피벗을 기준으로 교환하는 1의 과정을 반복한다.</text:span></text:p>
      <text:p text:style-name="P28"><text:soft-page-break/><text:span text:style-name="T2">3. 피벗을 어떻게 잡느냐에 따라서 정렬이 완료될 때의 idx 위치가 달라진다. i와 j가 크로싱할 때 일반적으로 그 단계를 멈추게 되는데, 크로싱 이후 i와 j의 위치를 생각해보라.</text:span></text:p>
      <text:p text:style-name="P20"><text:span text:style-name="T6"/></text:p>
      <text:p text:style-name="바탕글"><text:span text:style-name="T14">CODE. 퀵 정렬 알고리즘의 구현</text:span>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바탕글"><text:span text:style-name="T14">#include &lt;iostream&gt;</text:span></text:p>
            <text:p text:style-name="바탕글"><text:span text:style-name="T14">using namespace std;</text:span></text:p>
            <text:p text:style-name="바탕글"><text:span text:style-name="T14">int n = 100000, pivot, pi;</text:span></text:p>
            <text:p text:style-name="바탕글"><text:span text:style-name="T14">int data[100001];</text:span></text:p>
            <text:p text:style-name="바탕글"><text:span text:style-name="T14"/></text:p>
            <text:p text:style-name="바탕글"><text:span text:style-name="T20">void quick_sort(int data[], int left, int right)</text:span><text:span text:style-name="T14"> {</text:span></text:p>
            <text:p text:style-name="바탕글"><text:span text:style-name="T14"><text:s text:c="2"/>int pivot = data[left];</text:span></text:p>
            <text:p text:style-name="바탕글"><text:span text:style-name="T14"><text:s text:c="2"/>int i=left+1, j=right;</text:span></text:p>
            <text:p text:style-name="바탕글"><text:span text:style-name="T14"><text:s text:c="2"/>int temp;</text:span></text:p>
            <text:p text:style-name="바탕글"><text:span text:style-name="T14"/></text:p>
            <text:p text:style-name="바탕글"><text:span text:style-name="T14"><text:s text:c="2"/>while(i&lt;=j) {</text:span></text:p>
            <text:p text:style-name="바탕글"><text:span text:style-name="T14"><text:s text:c="4"/>//pivot 기준으로 나누기</text:span></text:p>
            <text:p text:style-name="바탕글"><text:span text:style-name="T14"><text:s text:c="4"/>while(pivot</text:span><text:span text:style-name="T18">&lt;</text:span><text:span text:style-name="T14">data[i]) </text:span><text:span text:style-name="T18">i++;</text:span></text:p>
            <text:p text:style-name="바탕글"><text:span text:style-name="T18"><text:s text:c="4"/>while(pivot&gt;data[j]) j++;</text:span></text:p>
            <text:p text:style-name="바탕글"><text:span text:style-name="T18"><text:s text:c="4"/>//left, right 탐색에서 각각 걸리는 idx를 찾는다.</text:span></text:p>
            <text:p text:style-name="바탕글"><text:span text:style-name="T18"><text:s text:c="4"/>if(i&lt;=j) {</text:span></text:p>
            <text:p text:style-name="P11"><text:span text:style-name="T18"><text:s text:c="6"/>//교환, while문에서 chk 불가능한 위의 i++, j++ 과정에서의 경우를 필터링</text:span></text:p>
            <text:p text:style-name="P11"><text:span text:style-name="T18"><text:s text:c="6"/>temp = data[i];</text:span></text:p>
            <text:p text:style-name="P11"><text:span text:style-name="T18"><text:s text:c="6"/>data[i] = data[j];</text:span></text:p>
            <text:p text:style-name="P11"><text:span text:style-name="T18"><text:s text:c="6"/>data[j] = temp;</text:span></text:p>
            <text:p text:style-name="P11"><text:span text:style-name="T18"><text:s text:c="6"/>i++;</text:span></text:p>
            <text:p text:style-name="P11"><text:span text:style-name="T18"><text:s text:c="6"/>j--;</text:span></text:p>
            <text:p text:style-name="P11"><text:span text:style-name="T18"><text:s text:c="4"/>}</text:span></text:p>
            <text:p text:style-name="P11"><text:span text:style-name="T18"><text:s text:c="2"/>}</text:span></text:p>
          </table:table-cell>
          <table:table-cell table:style-name="표13.A1" office:value-type="string">
            <text:p text:style-name="P3"><text:span text:style-name="T18"><text:s/>//끝나고 피벗과 교차점의 원소를 교환하여 분할을 완료. 크로싱 이후에는 j가 딱 피벗의 위치에 있게 된다.</text:span></text:p>
            <text:p text:style-name="P10"><text:span text:style-name="T14"><text:s text:c="2"/>temp = data[left];</text:span></text:p>
            <text:p text:style-name="P10"><text:span text:style-name="T14"><text:s text:c="2"/>data[left] = data[j];</text:span></text:p>
            <text:p text:style-name="P10"><text:span text:style-name="T14"><text:s text:c="2"/>data[j] = temp;</text:span></text:p>
            <text:p text:style-name="P10"><text:span text:style-name="T14"/></text:p>
            <text:p text:style-name="P10"><text:span text:style-name="T14"><text:s text:c="2"/>//재귀 호출</text:span></text:p>
            <text:p text:style-name="P10"><text:span text:style-name="T14"><text:s text:c="2"/>if(left&lt;j) quick_sort(data, left, j);</text:span></text:p>
            <text:p text:style-name="P10"><text:span text:style-name="T14"><text:s text:c="2"/>if(j+1&lt;right) quick_sort(data, j+1, right);</text:span></text:p>
            <text:p text:style-name="P10"><text:span text:style-name="T14"><text:s text:c="2"/>return;</text:span></text:p>
            <text:p text:style-name="P10"><text:span text:style-name="T14">} <text:s/></text:span></text:p>
            <text:p text:style-name="P11"><text:span text:style-name="T14"/></text:p>
            <text:p text:style-name="P10"><text:span text:style-name="T14">int main() {</text:span></text:p>
            <text:p text:style-name="P10"><text:span text:style-name="T14"><text:s text:c="2"/>cin &gt;&gt; n;</text:span></text:p>
            <text:p text:style-name="P10"><text:span text:style-name="T14"><text:s text:c="2"/>for(int i=0;i&lt;n;i++)</text:span></text:p>
            <text:p text:style-name="P10"><text:span text:style-name="T14"><text:s text:c="4"/>cin &gt;&gt; data[i];</text:span></text:p>
            <text:p text:style-name="P10"><text:span text:style-name="T14"><text:s text:c="2"/>quick_sort(data, 0, n-1);</text:span></text:p>
            <text:p text:style-name="P10"><text:span text:style-name="T14"><text:s text:c="2"/>for(int i=0;i&lt;n;i++) {</text:span></text:p>
            <text:p text:style-name="P10"><text:span text:style-name="T14"><text:s text:c="4"/>cout &lt;&lt; data[i] &lt;&lt; “ “;</text:span></text:p>
            <text:p text:style-name="P10"><text:span text:style-name="T14"><text:s/>}</text:span></text:p>
            <text:p text:style-name="P10"><text:span text:style-name="T14"><text:s/>return 0;</text:span></text:p>
            <text:p text:style-name="P10"><text:span text:style-name="T14">}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" svg:font-family="굴림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함초롬바탕" fo:font-size="10pt" fo:letter-spacing="normal" fo:language="en" fo:country="US" style:letter-kerning="true" style:font-name-asian="함초롬바탕1" style:font-size-asian="10pt" style:language-asian="ko" style:country-asian="KR" style:font-name-complex="Lohit Devanagari" style:font-size-complex="10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함초롬바탕" fo:font-size="10pt" fo:letter-spacing="normal" fo:language="en" fo:country="US" style:letter-kerning="true" style:font-name-asian="함초롬바탕1" style:font-size-asian="10pt" style:language-asian="ko" style:country-asian="KR" style:font-name-complex="Lohit Devanagari" style:font-size-complex="10pt" style:language-complex="hi" style:country-complex="IN" style:text-scale="100%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vertical-align="baseline" style:snap-to-layout-grid="true">
        <style:tab-stops/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굴림" style:font-family-asian="굴림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바탕글" style:family="paragraph" style:default-outline-level="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본문" style:family="paragraph" style:default-outline-level="">
      <style:paragraph-properties fo:margin-left="0.529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1" style:display-name="개요 1" style:family="paragraph" style:default-outline-level="">
      <style:paragraph-properties fo:margin-left="0.353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2" style:display-name="개요 2" style:family="paragraph" style:default-outline-level="">
      <style:paragraph-properties fo:margin-left="0.706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3" style:display-name="개요 3" style:family="paragraph" style:default-outline-level="">
      <style:paragraph-properties fo:margin-left="1.058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4" style:display-name="개요 4" style:family="paragraph" style:default-outline-level="">
      <style:paragraph-properties fo:margin-left="1.411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5" style:display-name="개요 5" style:family="paragraph" style:default-outline-level="">
      <style:paragraph-properties fo:margin-left="1.764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6" style:display-name="개요 6" style:family="paragraph" style:default-outline-level="">
      <style:paragraph-properties fo:margin-left="2.117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개요_20_7" style:display-name="개요 7" style:family="paragraph" style:default-outline-level="">
      <style:paragraph-properties fo:margin-left="2.469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10pt" fo:letter-spacing="normal" style:font-name-asian="함초롬바탕1" style:font-family-asian="함초롬바탕" style:font-family-generic-asian="system" style:font-pitch-asian="variable" style:font-size-asian="10pt" style:text-scale="100%"/>
    </style:style>
    <style:style style:name="머리말" style:family="paragraph" style:default-outline-level="">
      <style:paragraph-properties fo:margin-left="0cm" fo:margin-right="0cm" fo:margin-top="0cm" fo:margin-bottom="0cm" loext:contextual-spacing="false" fo:line-height="112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돋움" fo:font-family="함초롬돋움" style:font-family-generic="roman" style:font-pitch="variable" fo:font-size="9pt" fo:letter-spacing="normal" style:font-name-asian="함초롬돋움1" style:font-family-asian="함초롬돋움" style:font-family-generic-asian="system" style:font-pitch-asian="variable" style:font-size-asian="9pt" style:text-scale="100%"/>
    </style:style>
    <style:style style:name="Footnote" style:family="paragraph" style:parent-style-name="Standard" style:default-outline-level="" style:class="extra">
      <style:paragraph-properties fo:margin-left="0.462cm" fo:margin-right="0cm" fo:margin-top="0cm" fo:margin-bottom="0cm" loext:contextual-spacing="false" fo:line-height="97%" fo:text-align="justify" style:justify-single-word="false" fo:orphans="2" fo:widows="2" fo:text-indent="-0.462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9pt" fo:letter-spacing="normal" style:font-name-asian="함초롬바탕1" style:font-family-asian="함초롬바탕" style:font-family-generic-asian="system" style:font-pitch-asian="variable" style:font-size-asian="9pt" style:text-scale="100%"/>
    </style:style>
    <style:style style:name="Endnote" style:family="paragraph" style:parent-style-name="Standard" style:default-outline-level="" style:class="extra">
      <style:paragraph-properties fo:margin-left="0.462cm" fo:margin-right="0cm" fo:margin-top="0cm" fo:margin-bottom="0cm" loext:contextual-spacing="false" fo:line-height="97%" fo:text-align="justify" style:justify-single-word="false" fo:orphans="2" fo:widows="2" fo:text-indent="-0.462cm" style:auto-text-indent="false" style:vertical-align="baseline" style:snap-to-layout-grid="true" style:writing-mode="lr-tb">
        <style:tab-stops/>
      </style:paragraph-properties>
      <style:text-properties fo:color="#000000" style:font-name="함초롬바탕" fo:font-family="함초롬바탕" style:font-family-generic="roman" style:font-pitch="variable" fo:font-size="9pt" fo:letter-spacing="normal" style:font-name-asian="함초롬바탕1" style:font-family-asian="함초롬바탕" style:font-family-generic-asian="system" style:font-pitch-asian="variable" style:font-size-asian="9pt" style:text-scale="100%"/>
    </style:style>
    <style:style style:name="메모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함초롬돋움" fo:font-family="함초롬돋움" style:font-family-generic="roman" style:font-pitch="variable" fo:font-size="9pt" fo:letter-spacing="-0.016cm" style:font-name-asian="함초롬돋움1" style:font-family-asian="함초롬돋움" style:font-family-generic-asian="system" style:font-pitch-asian="variable" style:font-size-asian="9pt" style:text-scale="100%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쪽_20_번호" style:display-name="쪽 번호" style:family="text">
      <style:text-properties fo:color="#000000" style:font-name="함초롬돋움" fo:font-family="함초롬돋움" style:font-family-generic="roman" style:font-pitch="variable" fo:font-size="10pt" fo:letter-spacing="normal" style:font-name-asian="함초롬돋움1" style:font-family-asian="함초롬돋움" style:font-family-generic-asian="system" style:font-pitch-asian="variable" style:font-size-asian="10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08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nothing" fo:text-indent="-0.088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머리말">
      <style:paragraph-properties fo:margin-left="0cm" fo:margin-right="0cm" fo:margin-top="0cm" fo:margin-bottom="0cm" loext:contextual-spacing="false" fo:line-height="112%" fo:text-align="end" style:justify-single-word="false" fo:text-indent="0cm" style:auto-text-indent="false" style:vertical-align="baseline" style:snap-to-layout-grid="true">
        <style:tab-stops/>
      </style:paragraph-properties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699cm" fo:margin-bottom="0.699cm" fo:margin-left="1.099cm" fo:margin-right="1.099cm" style:writing-mode="lr-tb" style:layout-grid-color="#c0c0c0" style:layout-grid-lines="26902" style:layout-grid-base-height="0.35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-and-extension">정보 개념 정리_2019 2학기 2차고사_시험대비_1507오유신.odt</text:file-n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06:55</meta:creation-date>
    <meta:initial-creator>Stephen Oh</meta:initial-creator>
    <dc:title>제목을 입력하세요</dc:title>
    <meta:editing-duration>PT12M29S</meta:editing-duration>
    <meta:generator>LibreOffice/5.1.6.2.0$Linux_X86_64 LibreOffice_project/10$Build-2</meta:generator>
    <dc:date>2019-11-26T17:24:55.374232623</dc:date>
    <meta:editing-cycles>4</meta:editing-cycles>
    <meta:document-statistic meta:table-count="14" meta:image-count="0" meta:object-count="0" meta:page-count="9" meta:paragraph-count="432" meta:word-count="4911" meta:character-count="11368" meta:non-whitespace-character-count="8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